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string">
            <text:p>dyi</text:p>
          </table:table-cell>
          <table:table-cell office:value-type="string">
            <text:p>cosxi</text:p>
          </table:table-cell>
          <table:table-cell office:value-type="string">
            <text:p>sinxi</text:p>
          </table:table-cell>
          <table:table-cell office:value-type="string">
            <text:p>omegai</text:p>
          </table:table-cell>
          <table:table-cell office:value-type="string">
            <text:p>sin2xiomega</text:p>
          </table:table-cell>
          <table:table-cell office:value-type="string">
            <text:p>sinxcosxomegai</text:p>
          </table:table-cell>
          <table:table-cell office:value-type="string">
            <text:p>sinxomega</text:p>
          </table:table-cell>
          <table:table-cell office:value-type="string">
            <text:p>yisinxiomega</text:p>
          </table:table-cell>
          <table:table-cell office:value-type="string">
            <text:p>cos2xiomega</text:p>
          </table:table-cell>
          <table:table-cell office:value-type="string">
            <text:p>cosxiomegai</text:p>
          </table:table-cell>
          <table:table-cell office:value-type="string">
            <text:p>yicosxiomegai</text:p>
          </table:table-cell>
          <table:table-cell office:value-type="string">
            <text:p>yiomegai</text:p>
          </table:table-cell>
        </table:table-row>
        <table:table-row table:style-name="ro1">
          <table:table-cell/>
          <table:table-cell office:value-type="float" office:value="-0.0696">
            <text:p>-0,0696</text:p>
          </table:table-cell>
          <table:table-cell office:value-type="float" office:value="5.1">
            <text:p>5,1</text:p>
          </table:table-cell>
          <table:table-cell office:value-type="float" office:value="0.0422">
            <text:p>0,0422</text:p>
          </table:table-cell>
          <table:table-cell table:formula="of:=COS([.B3])" office:value-type="float" office:value="0.99757889758739">
            <text:p>0,9975788976</text:p>
          </table:table-cell>
          <table:table-cell table:formula="of:=SIN([.B3])" office:value-type="float" office:value="-0.0695438213526443">
            <text:p>-0,0695438214</text:p>
          </table:table-cell>
          <table:table-cell table:formula="of:=1/([.D3]^2)" office:value-type="float" office:value="561.532759821208">
            <text:p>561,5327598212</text:p>
          </table:table-cell>
          <table:table-cell table:formula="of:=[.F3]*[.F3]*[.G3]" office:value-type="float" office:value="2.71576508183133">
            <text:p>2,7157650818</text:p>
          </table:table-cell>
          <table:table-cell table:formula="of:=[.E3]*[.F3]*[.G3]" office:value-type="float" office:value="-38.9565871380839">
            <text:p>-38,9565871381</text:p>
          </table:table-cell>
          <table:table-cell table:formula="of:=[.F3]*[.G3]" office:value-type="float" office:value="-39.0511339326634">
            <text:p>-39,0511339327</text:p>
          </table:table-cell>
          <table:table-cell table:formula="of:=[.C3]*[.F3]*[.G3]" office:value-type="float" office:value="-199.160783056583">
            <text:p>-199,1607830566</text:p>
          </table:table-cell>
          <table:table-cell table:formula="of:=[.E3]*[.E3]*[.G3]" office:value-type="float" office:value="558.816994739377">
            <text:p>558,8169947394</text:p>
          </table:table-cell>
          <table:table-cell table:formula="of:=[.E3]*[.G3]" office:value-type="float" office:value="560.173231501645">
            <text:p>560,1732315016</text:p>
          </table:table-cell>
          <table:table-cell table:formula="of:=[.C3]*[.E3]*[.G3]" office:value-type="float" office:value="2856.88348065839">
            <text:p>2856,8834806584</text:p>
          </table:table-cell>
          <table:table-cell table:formula="of:=[.C3]*[.G3]" office:value-type="float" office:value="2863.81707508816">
            <text:p>2863,8170750882</text:p>
          </table:table-cell>
        </table:table-row>
        <table:table-row table:style-name="ro1">
          <table:table-cell/>
          <table:table-cell office:value-type="float" office:value="0.163">
            <text:p>0,163</text:p>
          </table:table-cell>
          <table:table-cell office:value-type="float" office:value="5.7179">
            <text:p>5,7179</text:p>
          </table:table-cell>
          <table:table-cell office:value-type="float" office:value="0.051">
            <text:p>0,051</text:p>
          </table:table-cell>
          <table:table-cell table:formula="of:=COS([.B4])" office:value-type="float" office:value="0.986744886953272">
            <text:p>0,986744887</text:p>
          </table:table-cell>
          <table:table-cell table:formula="of:=SIN([.B4])" office:value-type="float" office:value="0.16227916709046">
            <text:p>0,1622791671</text:p>
          </table:table-cell>
          <table:table-cell table:formula="of:=1/([.D4]^2)" office:value-type="float" office:value="384.467512495194">
            <text:p>384,4675124952</text:p>
          </table:table-cell>
          <table:table-cell table:formula="of:=[.F4]*[.F4]*[.G4]" office:value-type="float" office:value="10.1247705004127">
            <text:p>10,1247705004</text:p>
          </table:table-cell>
          <table:table-cell table:formula="of:=[.E4]*[.F4]*[.G4]" office:value-type="float" office:value="61.5640670455775">
            <text:p>61,5640670456</text:p>
          </table:table-cell>
          <table:table-cell table:formula="of:=[.F4]*[.G4]" office:value-type="float" office:value="62.3910677010611">
            <text:p>62,3910677011</text:p>
          </table:table-cell>
          <table:table-cell table:formula="of:=[.C4]*[.F4]*[.G4]" office:value-type="float" office:value="356.745886007897">
            <text:p>356,7458860079</text:p>
          </table:table-cell>
          <table:table-cell table:formula="of:=[.E4]*[.E4]*[.G4]" office:value-type="float" office:value="374.342741994781">
            <text:p>374,3427419948</text:p>
          </table:table-cell>
          <table:table-cell table:formula="of:=[.E4]*[.G4]" office:value-type="float" office:value="379.371352154276">
            <text:p>379,3713521543</text:p>
          </table:table-cell>
          <table:table-cell table:formula="of:=[.C4]*[.E4]*[.G4]" office:value-type="float" office:value="2169.20745448294">
            <text:p>2169,2074544829</text:p>
          </table:table-cell>
          <table:table-cell table:formula="of:=[.C4]*[.G4]" office:value-type="float" office:value="2198.34678969627">
            <text:p>2198,3467896963</text:p>
          </table:table-cell>
        </table:table-row>
        <table:table-row table:style-name="ro1">
          <table:table-cell/>
          <table:table-cell office:value-type="float" office:value="0.6085">
            <text:p>0,6085</text:p>
          </table:table-cell>
          <table:table-cell office:value-type="float" office:value="6.6251">
            <text:p>6,6251</text:p>
          </table:table-cell>
          <table:table-cell office:value-type="float" office:value="0.0583">
            <text:p>0,0583</text:p>
          </table:table-cell>
          <table:table-cell table:formula="of:=COS([.B5])" office:value-type="float" office:value="0.820506396609545">
            <text:p>0,8205063966</text:p>
          </table:table-cell>
          <table:table-cell table:formula="of:=SIN([.B5])" office:value-type="float" office:value="0.571637344058993">
            <text:p>0,5716373441</text:p>
          </table:table-cell>
          <table:table-cell table:formula="of:=1/([.D5]^2)" office:value-type="float" office:value="294.213699178261">
            <text:p>294,2136991783</text:p>
          </table:table-cell>
          <table:table-cell table:formula="of:=[.F5]*[.F5]*[.G5]" office:value-type="float" office:value="96.1399907389824">
            <text:p>96,139990739</text:p>
          </table:table-cell>
          <table:table-cell table:formula="of:=[.E5]*[.F5]*[.G5]" office:value-type="float" office:value="137.995668392121">
            <text:p>137,9956683921</text:p>
          </table:table-cell>
          <table:table-cell table:formula="of:=[.F5]*[.G5]" office:value-type="float" office:value="168.183537584033">
            <text:p>168,183537584</text:p>
          </table:table-cell>
          <table:table-cell table:formula="of:=[.C5]*[.F5]*[.G5]" office:value-type="float" office:value="1114.23275484798">
            <text:p>1114,232754848</text:p>
          </table:table-cell>
          <table:table-cell table:formula="of:=[.E5]*[.E5]*[.G5]" office:value-type="float" office:value="198.073708439279">
            <text:p>198,0737084393</text:p>
          </table:table-cell>
          <table:table-cell table:formula="of:=[.E5]*[.G5]" office:value-type="float" office:value="241.40422214592">
            <text:p>241,4042221459</text:p>
          </table:table-cell>
          <table:table-cell table:formula="of:=[.C5]*[.E5]*[.G5]" office:value-type="float" office:value="1599.32711213893">
            <text:p>1599,3271121389</text:p>
          </table:table-cell>
          <table:table-cell table:formula="of:=[.C5]*[.G5]" office:value-type="float" office:value="1949.1951784259">
            <text:p>1949,1951784259</text:p>
          </table:table-cell>
        </table:table-row>
        <table:table-row table:style-name="ro1">
          <table:table-cell/>
          <table:table-cell office:value-type="float" office:value="0.4539">
            <text:p>0,4539</text:p>
          </table:table-cell>
          <table:table-cell office:value-type="float" office:value="6.3503">
            <text:p>6,3503</text:p>
          </table:table-cell>
          <table:table-cell office:value-type="float" office:value="0.0555">
            <text:p>0,0555</text:p>
          </table:table-cell>
          <table:table-cell table:formula="of:=COS([.B6])" office:value-type="float" office:value="0.898743893178393">
            <text:p>0,8987438932</text:p>
          </table:table-cell>
          <table:table-cell table:formula="of:=SIN([.B6])" office:value-type="float" office:value="0.438473960999448">
            <text:p>0,438473961</text:p>
          </table:table-cell>
          <table:table-cell table:formula="of:=1/([.D6]^2)" office:value-type="float" office:value="324.648973297622">
            <text:p>324,6489732976</text:p>
          </table:table-cell>
          <table:table-cell table:formula="of:=[.F6]*[.F6]*[.G6]" office:value-type="float" office:value="62.4168215159631">
            <text:p>62,416821516</text:p>
          </table:table-cell>
          <table:table-cell table:formula="of:=[.E6]*[.F6]*[.G6]" office:value-type="float" office:value="127.936302172225">
            <text:p>127,9363021722</text:p>
          </table:table-cell>
          <table:table-cell table:formula="of:=[.F6]*[.G6]" office:value-type="float" office:value="142.350121256212">
            <text:p>142,3501212562</text:p>
          </table:table-cell>
          <table:table-cell table:formula="of:=[.C6]*[.F6]*[.G6]" office:value-type="float" office:value="903.965975013325">
            <text:p>903,9659750133</text:p>
          </table:table-cell>
          <table:table-cell table:formula="of:=[.E6]*[.E6]*[.G6]" office:value-type="float" office:value="262.232151781659">
            <text:p>262,2321517817</text:p>
          </table:table-cell>
          <table:table-cell table:formula="of:=[.E6]*[.G6]" office:value-type="float" office:value="291.776282177873">
            <text:p>291,7762821779</text:p>
          </table:table-cell>
          <table:table-cell table:formula="of:=[.C6]*[.E6]*[.G6]" office:value-type="float" office:value="1852.86692471415">
            <text:p>1852,8669247142</text:p>
          </table:table-cell>
          <table:table-cell table:formula="of:=[.C6]*[.G6]" office:value-type="float" office:value="2061.61837513189">
            <text:p>2061,6183751319</text:p>
          </table:table-cell>
        </table:table-row>
        <table:table-row table:style-name="ro1">
          <table:table-cell/>
          <table:table-cell office:value-type="float" office:value="0.7176">
            <text:p>0,7176</text:p>
          </table:table-cell>
          <table:table-cell office:value-type="float" office:value="6.8277">
            <text:p>6,8277</text:p>
          </table:table-cell>
          <table:table-cell office:value-type="float" office:value="0.0551">
            <text:p>0,0551</text:p>
          </table:table-cell>
          <table:table-cell table:formula="of:=COS([.B7])" office:value-type="float" office:value="0.753386085634944">
            <text:p>0,7533860856</text:p>
          </table:table-cell>
          <table:table-cell table:formula="of:=SIN([.B7])" office:value-type="float" office:value="0.657578440926751">
            <text:p>0,6575784409</text:p>
          </table:table-cell>
          <table:table-cell table:formula="of:=1/([.D7]^2)" office:value-type="float" office:value="329.379679250068">
            <text:p>329,3796792501</text:p>
          </table:table-cell>
          <table:table-cell table:formula="of:=[.F7]*[.F7]*[.G7]" office:value-type="float" office:value="142.426871443657">
            <text:p>142,4268714437</text:p>
          </table:table-cell>
          <table:table-cell table:formula="of:=[.E7]*[.F7]*[.G7]" office:value-type="float" office:value="163.178134330168">
            <text:p>163,1781343302</text:p>
          </table:table-cell>
          <table:table-cell table:formula="of:=[.F7]*[.G7]" office:value-type="float" office:value="216.592975954213">
            <text:p>216,5929759542</text:p>
          </table:table-cell>
          <table:table-cell table:formula="of:=[.C7]*[.F7]*[.G7]" office:value-type="float" office:value="1478.83186192258">
            <text:p>1478,8318619226</text:p>
          </table:table-cell>
          <table:table-cell table:formula="of:=[.E7]*[.E7]*[.G7]" office:value-type="float" office:value="186.952807806411">
            <text:p>186,9528078064</text:p>
          </table:table-cell>
          <table:table-cell table:formula="of:=[.E7]*[.G7]" office:value-type="float" office:value="248.150067237902">
            <text:p>248,1500672379</text:p>
          </table:table-cell>
          <table:table-cell table:formula="of:=[.C7]*[.E7]*[.G7]" office:value-type="float" office:value="1694.29421408023">
            <text:p>1694,2942140802</text:p>
          </table:table-cell>
          <table:table-cell table:formula="of:=[.C7]*[.G7]" office:value-type="float" office:value="2248.90563601569">
            <text:p>2248,9056360157</text:p>
          </table:table-cell>
        </table:table-row>
        <table:table-row table:style-name="ro1">
          <table:table-cell/>
          <table:table-cell office:value-type="float" office:value="0.9664">
            <text:p>0,9664</text:p>
          </table:table-cell>
          <table:table-cell office:value-type="float" office:value="7.1846">
            <text:p>7,1846</text:p>
          </table:table-cell>
          <table:table-cell office:value-type="float" office:value="0.0571">
            <text:p>0,0571</text:p>
          </table:table-cell>
          <table:table-cell table:formula="of:=COS([.B8])" office:value-type="float" office:value="0.56826545017706">
            <text:p>0,5682654502</text:p>
          </table:table-cell>
          <table:table-cell table:formula="of:=SIN([.B8])" office:value-type="float" office:value="0.82284529416839">
            <text:p>0,8228452942</text:p>
          </table:table-cell>
          <table:table-cell table:formula="of:=1/([.D8]^2)" office:value-type="float" office:value="306.709892314157">
            <text:p>306,7098923142</text:p>
          </table:table-cell>
          <table:table-cell table:formula="of:=[.F8]*[.F8]*[.G8]" office:value-type="float" office:value="207.66540960648">
            <text:p>207,6654096065</text:p>
          </table:table-cell>
          <table:table-cell table:formula="of:=[.E8]*[.F8]*[.G8]" office:value-type="float" office:value="143.415874542366">
            <text:p>143,4158745424</text:p>
          </table:table-cell>
          <table:table-cell table:formula="of:=[.F8]*[.G8]" office:value-type="float" office:value="252.374791565597">
            <text:p>252,3747915656</text:p>
          </table:table-cell>
          <table:table-cell table:formula="of:=[.C8]*[.F8]*[.G8]" office:value-type="float" office:value="1813.21192748219">
            <text:p>1813,2119274822</text:p>
          </table:table-cell>
          <table:table-cell table:formula="of:=[.E8]*[.E8]*[.G8]" office:value-type="float" office:value="99.0444827076768">
            <text:p>99,0444827077</text:p>
          </table:table-cell>
          <table:table-cell table:formula="of:=[.E8]*[.G8]" office:value-type="float" office:value="174.292635029662">
            <text:p>174,2926350297</text:p>
          </table:table-cell>
          <table:table-cell table:formula="of:=[.C8]*[.E8]*[.G8]" office:value-type="float" office:value="1252.22286563411">
            <text:p>1252,2228656341</text:p>
          </table:table-cell>
          <table:table-cell table:formula="of:=[.C8]*[.G8]" office:value-type="float" office:value="2203.58789232029">
            <text:p>2203,5878923203</text:p>
          </table:table-cell>
        </table:table-row>
        <table:table-row table:style-name="ro1">
          <table:table-cell/>
          <table:table-cell office:value-type="float" office:value="1.1958">
            <text:p>1,1958</text:p>
          </table:table-cell>
          <table:table-cell office:value-type="float" office:value="7.4789">
            <text:p>7,4789</text:p>
          </table:table-cell>
          <table:table-cell office:value-type="float" office:value="0.0657">
            <text:p>0,0657</text:p>
          </table:table-cell>
          <table:table-cell table:formula="of:=COS([.B9])" office:value-type="float" office:value="0.366269111138231">
            <text:p>0,3662691111</text:p>
          </table:table-cell>
          <table:table-cell table:formula="of:=SIN([.B9])" office:value-type="float" office:value="0.93050896730016">
            <text:p>0,9305089673</text:p>
          </table:table-cell>
          <table:table-cell table:formula="of:=1/([.D9]^2)" office:value-type="float" office:value="231.669713123394">
            <text:p>231,6697131234</text:p>
          </table:table-cell>
          <table:table-cell table:formula="of:=[.F9]*[.F9]*[.G9]" office:value-type="float" office:value="200.590511787589">
            <text:p>200,5905117876</text:p>
          </table:table-cell>
          <table:table-cell table:formula="of:=[.E9]*[.F9]*[.G9]" office:value-type="float" office:value="78.956905346516">
            <text:p>78,9569053465</text:p>
          </table:table-cell>
          <table:table-cell table:formula="of:=[.F9]*[.G9]" office:value-type="float" office:value="215.570745513174">
            <text:p>215,5707455132</text:p>
          </table:table-cell>
          <table:table-cell table:formula="of:=[.C9]*[.F9]*[.G9]" office:value-type="float" office:value="1612.23204861848">
            <text:p>1612,2320486185</text:p>
          </table:table-cell>
          <table:table-cell table:formula="of:=[.E9]*[.E9]*[.G9]" office:value-type="float" office:value="31.0792013358052">
            <text:p>31,0792013358</text:p>
          </table:table-cell>
          <table:table-cell table:formula="of:=[.E9]*[.G9]" office:value-type="float" office:value="84.8534599033546">
            <text:p>84,8534599034</text:p>
          </table:table-cell>
          <table:table-cell table:formula="of:=[.C9]*[.E9]*[.G9]" office:value-type="float" office:value="634.610541271199">
            <text:p>634,6105412712</text:p>
          </table:table-cell>
          <table:table-cell table:formula="of:=[.C9]*[.G9]" office:value-type="float" office:value="1732.63461747855">
            <text:p>1732,6346174786</text:p>
          </table:table-cell>
        </table:table-row>
        <table:table-row table:style-name="ro1">
          <table:table-cell/>
          <table:table-cell office:value-type="float" office:value="1.443">
            <text:p>1,443</text:p>
          </table:table-cell>
          <table:table-cell office:value-type="float" office:value="7.4432">
            <text:p>7,4432</text:p>
          </table:table-cell>
          <table:table-cell office:value-type="float" office:value="0.0694">
            <text:p>0,0694</text:p>
          </table:table-cell>
          <table:table-cell table:formula="of:=COS([.B10])" office:value-type="float" office:value="0.127448751248882">
            <text:p>0,1274487512</text:p>
          </table:table-cell>
          <table:table-cell table:formula="of:=SIN([.B10])" office:value-type="float" office:value="0.991845157171774">
            <text:p>0,9918451572</text:p>
          </table:table-cell>
          <table:table-cell table:formula="of:=1/([.D10]^2)" office:value-type="float" office:value="207.625675821575">
            <text:p>207,6256758216</text:p>
          </table:table-cell>
          <table:table-cell table:formula="of:=[.F10]*[.F10]*[.G10]" office:value-type="float" office:value="204.253173725614">
            <text:p>204,2531737256</text:p>
          </table:table-cell>
          <table:table-cell table:formula="of:=[.E10]*[.F10]*[.G10]" office:value-type="float" office:value="26.2458426516692">
            <text:p>26,2458426517</text:p>
          </table:table-cell>
          <table:table-cell table:formula="of:=[.F10]*[.G10]" office:value-type="float" office:value="205.932521068146">
            <text:p>205,9325210681</text:p>
          </table:table-cell>
          <table:table-cell table:formula="of:=[.C10]*[.F10]*[.G10]" office:value-type="float" office:value="1532.79694081442">
            <text:p>1532,7969408144</text:p>
          </table:table-cell>
          <table:table-cell table:formula="of:=[.E10]*[.E10]*[.G10]" office:value-type="float" office:value="3.3725020959603">
            <text:p>3,372502096</text:p>
          </table:table-cell>
          <table:table-cell table:formula="of:=[.E10]*[.G10]" office:value-type="float" office:value="26.4616331106649">
            <text:p>26,4616331107</text:p>
          </table:table-cell>
          <table:table-cell table:formula="of:=[.C10]*[.E10]*[.G10]" office:value-type="float" office:value="196.959227569301">
            <text:p>196,9592275693</text:p>
          </table:table-cell>
          <table:table-cell table:formula="of:=[.C10]*[.G10]" office:value-type="float" office:value="1545.39943027515">
            <text:p>1545,3994302752</text:p>
          </table:table-cell>
        </table:table-row>
        <table:table-row table:style-name="ro1">
          <table:table-cell/>
          <table:table-cell office:value-type="float" office:value="1.6962">
            <text:p>1,6962</text:p>
          </table:table-cell>
          <table:table-cell office:value-type="float" office:value="7.3975">
            <text:p>7,3975</text:p>
          </table:table-cell>
          <table:table-cell office:value-type="float" office:value="0.0669">
            <text:p>0,0669</text:p>
          </table:table-cell>
          <table:table-cell table:formula="of:=COS([.B11])" office:value-type="float" office:value="-0.125075246828775">
            <text:p>-0,1250752468</text:p>
          </table:table-cell>
          <table:table-cell table:formula="of:=SIN([.B11])" office:value-type="float" office:value="0.992147258541151">
            <text:p>0,9921472585</text:p>
          </table:table-cell>
          <table:table-cell table:formula="of:=1/([.D11]^2)" office:value-type="float" office:value="223.433230330614">
            <text:p>223,4332303306</text:p>
          </table:table-cell>
          <table:table-cell table:formula="of:=[.F11]*[.F11]*[.G11]" office:value-type="float" office:value="219.937881681094">
            <text:p>219,9378816811</text:p>
          </table:table-cell>
          <table:table-cell table:formula="of:=[.E11]*[.F11]*[.G11]" office:value-type="float" office:value="-27.7265139841332">
            <text:p>-27,7265139841</text:p>
          </table:table-cell>
          <table:table-cell table:formula="of:=[.F11]*[.G11]" office:value-type="float" office:value="221.678666939512">
            <text:p>221,6786669395</text:p>
          </table:table-cell>
          <table:table-cell table:formula="of:=[.C11]*[.F11]*[.G11]" office:value-type="float" office:value="1639.86793868504">
            <text:p>1639,8679386851</text:p>
          </table:table-cell>
          <table:table-cell table:formula="of:=[.E11]*[.E11]*[.G11]" office:value-type="float" office:value="3.49534864952015">
            <text:p>3,4953486495</text:p>
          </table:table-cell>
          <table:table-cell table:formula="of:=[.E11]*[.G11]" office:value-type="float" office:value="-27.945966433352">
            <text:p>-27,9459664334</text:p>
          </table:table-cell>
          <table:table-cell table:formula="of:=[.C11]*[.E11]*[.G11]" office:value-type="float" office:value="-206.730286690721">
            <text:p>-206,7302866907</text:p>
          </table:table-cell>
          <table:table-cell table:formula="of:=[.C11]*[.G11]" office:value-type="float" office:value="1652.84732137072">
            <text:p>1652,8473213707</text:p>
          </table:table-cell>
        </table:table-row>
        <table:table-row table:style-name="ro1">
          <table:table-cell/>
          <table:table-cell office:value-type="float" office:value="1.7911">
            <text:p>1,7911</text:p>
          </table:table-cell>
          <table:table-cell office:value-type="float" office:value="7.3544">
            <text:p>7,3544</text:p>
          </table:table-cell>
          <table:table-cell office:value-type="float" office:value="0.0681">
            <text:p>0,0681</text:p>
          </table:table-cell>
          <table:table-cell table:formula="of:=COS([.B12])" office:value-type="float" office:value="-0.218525966920319">
            <text:p>-0,2185259669</text:p>
          </table:table-cell>
          <table:table-cell table:formula="of:=SIN([.B12])" office:value-type="float" office:value="0.975831133845165">
            <text:p>0,9758311338</text:p>
          </table:table-cell>
          <table:table-cell table:formula="of:=1/([.D12]^2)" office:value-type="float" office:value="215.628308546859">
            <text:p>215,6283085469</text:p>
          </table:table-cell>
          <table:table-cell table:formula="of:=[.F12]*[.F12]*[.G12]" office:value-type="float" office:value="205.331280935986">
            <text:p>205,331280936</text:p>
          </table:table-cell>
          <table:table-cell table:formula="of:=[.E12]*[.F12]*[.G12]" office:value-type="float" office:value="-45.9815383515358">
            <text:p>-45,9815383515</text:p>
          </table:table-cell>
          <table:table-cell table:formula="of:=[.F12]*[.G12]" office:value-type="float" office:value="210.416816818397">
            <text:p>210,4168168184</text:p>
          </table:table-cell>
          <table:table-cell table:formula="of:=[.C12]*[.F12]*[.G12]" office:value-type="float" office:value="1547.48943760922">
            <text:p>1547,4894376092</text:p>
          </table:table-cell>
          <table:table-cell table:formula="of:=[.E12]*[.E12]*[.G12]" office:value-type="float" office:value="10.2970276108729">
            <text:p>10,2970276109</text:p>
          </table:table-cell>
          <table:table-cell table:formula="of:=[.E12]*[.G12]" office:value-type="float" office:value="-47.1203846205953">
            <text:p>-47,1203846206</text:p>
          </table:table-cell>
          <table:table-cell table:formula="of:=[.C12]*[.E12]*[.G12]" office:value-type="float" office:value="-346.542156653706">
            <text:p>-346,5421566537</text:p>
          </table:table-cell>
          <table:table-cell table:formula="of:=[.C12]*[.G12]" office:value-type="float" office:value="1585.81683237702">
            <text:p>1585,816832377</text:p>
          </table:table-cell>
        </table:table-row>
        <table:table-row table:style-name="ro1">
          <table:table-cell/>
          <table:table-cell office:value-type="float" office:value="2.0141">
            <text:p>2,0141</text:p>
          </table:table-cell>
          <table:table-cell office:value-type="float" office:value="7.0446">
            <text:p>7,0446</text:p>
          </table:table-cell>
          <table:table-cell office:value-type="float" office:value="0.076">
            <text:p>0,076</text:p>
          </table:table-cell>
          <table:table-cell table:formula="of:=COS([.B13])" office:value-type="float" office:value="-0.428926139051725">
            <text:p>-0,4289261391</text:p>
          </table:table-cell>
          <table:table-cell table:formula="of:=SIN([.B13])" office:value-type="float" office:value="0.903339563640484">
            <text:p>0,9033395636</text:p>
          </table:table-cell>
          <table:table-cell table:formula="of:=1/([.D13]^2)" office:value-type="float" office:value="173.130193905817">
            <text:p>173,1301939058</text:p>
          </table:table-cell>
          <table:table-cell table:formula="of:=[.F13]*[.F13]*[.G13]" office:value-type="float" office:value="141.27811067143">
            <text:p>141,2781106714</text:p>
          </table:table-cell>
          <table:table-cell table:formula="of:=[.E13]*[.F13]*[.G13]" office:value-type="float" office:value="-67.082055277871">
            <text:p>-67,0820552779</text:p>
          </table:table-cell>
          <table:table-cell table:formula="of:=[.F13]*[.G13]" office:value-type="float" office:value="156.395353815873">
            <text:p>156,3953538159</text:p>
          </table:table-cell>
          <table:table-cell table:formula="of:=[.C13]*[.F13]*[.G13]" office:value-type="float" office:value="1101.7427094913">
            <text:p>1101,7427094913</text:p>
          </table:table-cell>
          <table:table-cell table:formula="of:=[.E13]*[.E13]*[.G13]" office:value-type="float" office:value="31.852083234387">
            <text:p>31,8520832344</text:p>
          </table:table-cell>
          <table:table-cell table:formula="of:=[.E13]*[.G13]" office:value-type="float" office:value="-74.2600656252986">
            <text:p>-74,2600656253</text:p>
          </table:table-cell>
          <table:table-cell table:formula="of:=[.C13]*[.E13]*[.G13]" office:value-type="float" office:value="-523.132458303978">
            <text:p>-523,132458304</text:p>
          </table:table-cell>
          <table:table-cell table:formula="of:=[.C13]*[.G13]" office:value-type="float" office:value="1219.63296398892">
            <text:p>1219,6329639889</text:p>
          </table:table-cell>
        </table:table-row>
        <table:table-row table:style-name="ro1">
          <table:table-cell/>
          <table:table-cell office:value-type="float" office:value="2.1367">
            <text:p>2,1367</text:p>
          </table:table-cell>
          <table:table-cell office:value-type="float" office:value="6.9638">
            <text:p>6,9638</text:p>
          </table:table-cell>
          <table:table-cell office:value-type="float" office:value="0.0743">
            <text:p>0,0743</text:p>
          </table:table-cell>
          <table:table-cell table:formula="of:=COS([.B14])" office:value-type="float" office:value="-0.536178829377817">
            <text:p>-0,5361788294</text:p>
          </table:table-cell>
          <table:table-cell table:formula="of:=SIN([.B14])" office:value-type="float" office:value="0.844104414706518">
            <text:p>0,8441044147</text:p>
          </table:table-cell>
          <table:table-cell table:formula="of:=1/([.D14]^2)" office:value-type="float" office:value="181.1433405368">
            <text:p>181,1433405368</text:p>
          </table:table-cell>
          <table:table-cell table:formula="of:=[.F14]*[.F14]*[.G14]" office:value-type="float" office:value="129.066851480038">
            <text:p>129,06685148</text:p>
          </table:table-cell>
          <table:table-cell table:formula="of:=[.E14]*[.F14]*[.G14]" office:value-type="float" office:value="-81.9838305929344">
            <text:p>-81,9838305929</text:p>
          </table:table-cell>
          <table:table-cell table:formula="of:=[.F14]*[.G14]" office:value-type="float" office:value="152.903893441799">
            <text:p>152,9038934418</text:p>
          </table:table-cell>
          <table:table-cell table:formula="of:=[.C14]*[.F14]*[.G14]" office:value-type="float" office:value="1064.79213315">
            <text:p>1064,79213315</text:p>
          </table:table-cell>
          <table:table-cell table:formula="of:=[.E14]*[.E14]*[.G14]" office:value-type="float" office:value="52.0764890567624">
            <text:p>52,0764890568</text:p>
          </table:table-cell>
          <table:table-cell table:formula="of:=[.E14]*[.G14]" office:value-type="float" office:value="-97.1252242786087">
            <text:p>-97,1252242786</text:p>
          </table:table-cell>
          <table:table-cell table:formula="of:=[.C14]*[.E14]*[.G14]" office:value-type="float" office:value="-676.360636831376">
            <text:p>-676,3606368314</text:p>
          </table:table-cell>
          <table:table-cell table:formula="of:=[.C14]*[.G14]" office:value-type="float" office:value="1261.44599483017">
            <text:p>1261,4459948302</text:p>
          </table:table-cell>
        </table:table-row>
        <table:table-row table:style-name="ro1">
          <table:table-cell/>
          <table:table-cell office:value-type="float" office:value="2.3148">
            <text:p>2,3148</text:p>
          </table:table-cell>
          <table:table-cell office:value-type="float" office:value="6.7712">
            <text:p>6,7712</text:p>
          </table:table-cell>
          <table:table-cell office:value-type="float" office:value="0.0818">
            <text:p>0,0818</text:p>
          </table:table-cell>
          <table:table-cell table:formula="of:=COS([.B15])" office:value-type="float" office:value="-0.677239086303016">
            <text:p>-0,6772390863</text:p>
          </table:table-cell>
          <table:table-cell table:formula="of:=SIN([.B15])" office:value-type="float" office:value="0.735763018901777">
            <text:p>0,7357630189</text:p>
          </table:table-cell>
          <table:table-cell table:formula="of:=1/([.D15]^2)" office:value-type="float" office:value="149.449130504959">
            <text:p>149,449130505</text:p>
          </table:table-cell>
          <table:table-cell table:formula="of:=[.F15]*[.F15]*[.G15]" office:value-type="float" office:value="80.9038713278042">
            <text:p>80,9038713278</text:p>
          </table:table-cell>
          <table:table-cell table:formula="of:=[.E15]*[.F15]*[.G15]" office:value-type="float" office:value="-74.4686298289387">
            <text:p>-74,4686298289</text:p>
          </table:table-cell>
          <table:table-cell table:formula="of:=[.F15]*[.G15]" office:value-type="float" office:value="109.959143432574">
            <text:p>109,9591434326</text:p>
          </table:table-cell>
          <table:table-cell table:formula="of:=[.C15]*[.F15]*[.G15]" office:value-type="float" office:value="744.555352010645">
            <text:p>744,5553520106</text:p>
          </table:table-cell>
          <table:table-cell table:formula="of:=[.E15]*[.E15]*[.G15]" office:value-type="float" office:value="68.5452591771546">
            <text:p>68,5452591772</text:p>
          </table:table-cell>
          <table:table-cell table:formula="of:=[.E15]*[.G15]" office:value-type="float" office:value="-101.212792591958">
            <text:p>-101,212792592</text:p>
          </table:table-cell>
          <table:table-cell table:formula="of:=[.C15]*[.E15]*[.G15]" office:value-type="float" office:value="-685.332061198669">
            <text:p>-685,3320611987</text:p>
          </table:table-cell>
          <table:table-cell table:formula="of:=[.C15]*[.G15]" office:value-type="float" office:value="1011.94995247518">
            <text:p>1011,9499524752</text:p>
          </table:table-cell>
        </table:table-row>
        <table:table-row table:style-name="ro1">
          <table:table-cell/>
          <table:table-cell office:value-type="float" office:value="2.6169">
            <text:p>2,6169</text:p>
          </table:table-cell>
          <table:table-cell office:value-type="float" office:value="6.1457">
            <text:p>6,1457</text:p>
          </table:table-cell>
          <table:table-cell office:value-type="float" office:value="0.0884">
            <text:p>0,0884</text:p>
          </table:table-cell>
          <table:table-cell table:formula="of:=COS([.B16])" office:value-type="float" office:value="-0.865477946768216">
            <text:p>-0,8654779468</text:p>
          </table:table-cell>
          <table:table-cell table:formula="of:=SIN([.B16])" office:value-type="float" office:value="0.500947026798116">
            <text:p>0,5009470268</text:p>
          </table:table-cell>
          <table:table-cell table:formula="of:=1/([.D16]^2)" office:value-type="float" office:value="127.966257857128">
            <text:p>127,9662578571</text:p>
          </table:table-cell>
          <table:table-cell table:formula="of:=[.F16]*[.F16]*[.G16]" office:value-type="float" office:value="32.1128667075142">
            <text:p>32,1128667075</text:p>
          </table:table-cell>
          <table:table-cell table:formula="of:=[.E16]*[.F16]*[.G16]" office:value-type="float" office:value="-55.4808721403222">
            <text:p>-55,4808721403</text:p>
          </table:table-cell>
          <table:table-cell table:formula="of:=[.F16]*[.G16]" office:value-type="float" office:value="64.1043164040094">
            <text:p>64,104316404</text:p>
          </table:table-cell>
          <table:table-cell table:formula="of:=[.C16]*[.F16]*[.G16]" office:value-type="float" office:value="393.965897324121">
            <text:p>393,9658973241</text:p>
          </table:table-cell>
          <table:table-cell table:formula="of:=[.E16]*[.E16]*[.G16]" office:value-type="float" office:value="95.853391149614">
            <text:p>95,8533911496</text:p>
          </table:table-cell>
          <table:table-cell table:formula="of:=[.E16]*[.G16]" office:value-type="float" office:value="-110.751974105799">
            <text:p>-110,7519741058</text:p>
          </table:table-cell>
          <table:table-cell table:formula="of:=[.C16]*[.E16]*[.G16]" office:value-type="float" office:value="-680.648407262012">
            <text:p>-680,648407262</text:p>
          </table:table-cell>
          <table:table-cell table:formula="of:=[.C16]*[.G16]" office:value-type="float" office:value="786.442230912553">
            <text:p>786,4422309126</text:p>
          </table:table-cell>
        </table:table-row>
        <table:table-row table:style-name="ro1">
          <table:table-cell/>
          <table:table-cell office:value-type="float" office:value="2.7811">
            <text:p>2,7811</text:p>
          </table:table-cell>
          <table:table-cell office:value-type="float" office:value="5.6325">
            <text:p>5,6325</text:p>
          </table:table-cell>
          <table:table-cell office:value-type="float" office:value="0.0826">
            <text:p>0,0826</text:p>
          </table:table-cell>
          <table:table-cell table:formula="of:=COS([.B17])" office:value-type="float" office:value="-0.935723160944726">
            <text:p>-0,9357231609</text:p>
          </table:table-cell>
          <table:table-cell table:formula="of:=SIN([.B17])" office:value-type="float" office:value="0.352735263436491">
            <text:p>0,3527352634</text:p>
          </table:table-cell>
          <table:table-cell table:formula="of:=1/([.D17]^2)" office:value-type="float" office:value="146.568250971747">
            <text:p>146,5682509717</text:p>
          </table:table-cell>
          <table:table-cell table:formula="of:=[.F17]*[.F17]*[.G17]" office:value-type="float" office:value="18.2363392632323">
            <text:p>18,2363392632</text:p>
          </table:table-cell>
          <table:table-cell table:formula="of:=[.E17]*[.F17]*[.G17]" office:value-type="float" office:value="-48.3766914972041">
            <text:p>-48,3766914972</text:p>
          </table:table-cell>
          <table:table-cell table:formula="of:=[.F17]*[.G17]" office:value-type="float" office:value="51.6997906179451">
            <text:p>51,6997906179</text:p>
          </table:table-cell>
          <table:table-cell table:formula="of:=[.C17]*[.F17]*[.G17]" office:value-type="float" office:value="291.199070655576">
            <text:p>291,1990706556</text:p>
          </table:table-cell>
          <table:table-cell table:formula="of:=[.E17]*[.E17]*[.G17]" office:value-type="float" office:value="128.331911708515">
            <text:p>128,3319117085</text:p>
          </table:table-cell>
          <table:table-cell table:formula="of:=[.E17]*[.G17]" office:value-type="float" office:value="-137.147307093423">
            <text:p>-137,1473070934</text:p>
          </table:table-cell>
          <table:table-cell table:formula="of:=[.C17]*[.E17]*[.G17]" office:value-type="float" office:value="-772.482207203707">
            <text:p>-772,4822072037</text:p>
          </table:table-cell>
          <table:table-cell table:formula="of:=[.C17]*[.G17]" office:value-type="float" office:value="825.545673598368">
            <text:p>825,5456735984</text:p>
          </table:table-cell>
        </table:table-row>
        <table:table-row table:style-name="ro1">
          <table:table-cell/>
          <table:table-cell office:value-type="float" office:value="3.1762">
            <text:p>3,1762</text:p>
          </table:table-cell>
          <table:table-cell office:value-type="float" office:value="4.6884">
            <text:p>4,6884</text:p>
          </table:table-cell>
          <table:table-cell office:value-type="float" office:value="0.0931">
            <text:p>0,0931</text:p>
          </table:table-cell>
          <table:table-cell table:formula="of:=COS([.B18])" office:value-type="float" office:value="-0.999401225551905">
            <text:p>-0,9994012256</text:p>
          </table:table-cell>
          <table:table-cell table:formula="of:=SIN([.B18])" office:value-type="float" office:value="-0.0346004388028564">
            <text:p>-0,0346004388</text:p>
          </table:table-cell>
          <table:table-cell table:formula="of:=1/([.D18]^2)" office:value-type="float" office:value="115.372057579886">
            <text:p>115,3720575799</text:p>
          </table:table-cell>
          <table:table-cell table:formula="of:=[.F18]*[.F18]*[.G18]" office:value-type="float" office:value="0.13812231576527">
            <text:p>0,1381223158</text:p>
          </table:table-cell>
          <table:table-cell table:formula="of:=[.E18]*[.F18]*[.G18]" office:value-type="float" office:value="3.98953355587162">
            <text:p>3,9895335559</text:p>
          </table:table-cell>
          <table:table-cell table:formula="of:=[.F18]*[.G18]" office:value-type="float" office:value="-3.99192381785249">
            <text:p>-3,9919238179</text:p>
          </table:table-cell>
          <table:table-cell table:formula="of:=[.C18]*[.F18]*[.G18]" office:value-type="float" office:value="-18.7157356276196">
            <text:p>-18,7157356276</text:p>
          </table:table-cell>
          <table:table-cell table:formula="of:=[.E18]*[.E18]*[.G18]" office:value-type="float" office:value="115.233935264121">
            <text:p>115,2339352641</text:p>
          </table:table-cell>
          <table:table-cell table:formula="of:=[.E18]*[.G18]" office:value-type="float" office:value="-115.302975739784">
            <text:p>-115,3029757398</text:p>
          </table:table-cell>
          <table:table-cell table:formula="of:=[.C18]*[.E18]*[.G18]" office:value-type="float" office:value="-540.586471458401">
            <text:p>-540,5864714584</text:p>
          </table:table-cell>
          <table:table-cell table:formula="of:=[.C18]*[.G18]" office:value-type="float" office:value="540.91035475754">
            <text:p>540,9103547575</text:p>
          </table:table-cell>
        </table:table-row>
        <table:table-row table:style-name="ro1">
          <table:table-cell/>
          <table:table-cell office:value-type="float" office:value="3.2203">
            <text:p>3,2203</text:p>
          </table:table-cell>
          <table:table-cell office:value-type="float" office:value="4.4918">
            <text:p>4,4918</text:p>
          </table:table-cell>
          <table:table-cell office:value-type="float" office:value="0.0947">
            <text:p>0,0947</text:p>
          </table:table-cell>
          <table:table-cell table:formula="of:=COS([.B19])" office:value-type="float" office:value="-0.996904175485451">
            <text:p>-0,9969041755</text:p>
          </table:table-cell>
          <table:table-cell table:formula="of:=SIN([.B19])" office:value-type="float" office:value="-0.0786261082571995">
            <text:p>-0,0786261083</text:p>
          </table:table-cell>
          <table:table-cell table:formula="of:=1/([.D19]^2)" office:value-type="float" office:value="111.506463472155">
            <text:p>111,5064634722</text:p>
          </table:table-cell>
          <table:table-cell table:formula="of:=[.F19]*[.F19]*[.G19]" office:value-type="float" office:value="0.689340193917863">
            <text:p>0,6893401939</text:p>
          </table:table-cell>
          <table:table-cell table:formula="of:=[.E19]*[.F19]*[.G19]" office:value-type="float" office:value="8.74017718642133">
            <text:p>8,7401771864</text:p>
          </table:table-cell>
          <table:table-cell table:formula="of:=[.F19]*[.G19]" office:value-type="float" office:value="-8.76731926833913">
            <text:p>-8,7673192683</text:p>
          </table:table-cell>
          <table:table-cell table:formula="of:=[.C19]*[.F19]*[.G19]" office:value-type="float" office:value="-39.3810446895257">
            <text:p>-39,3810446895</text:p>
          </table:table-cell>
          <table:table-cell table:formula="of:=[.E19]*[.E19]*[.G19]" office:value-type="float" office:value="110.817123278237">
            <text:p>110,8171232782</text:p>
          </table:table-cell>
          <table:table-cell table:formula="of:=[.E19]*[.G19]" office:value-type="float" office:value="-111.161259029007">
            <text:p>-111,161259029</text:p>
          </table:table-cell>
          <table:table-cell table:formula="of:=[.C19]*[.E19]*[.G19]" office:value-type="float" office:value="-499.314143306495">
            <text:p>-499,3141433065</text:p>
          </table:table-cell>
          <table:table-cell table:formula="of:=[.C19]*[.G19]" office:value-type="float" office:value="500.864732624227">
            <text:p>500,8647326242</text:p>
          </table:table-cell>
        </table:table-row>
        <table:table-row table:style-name="ro1">
          <table:table-cell/>
          <table:table-cell office:value-type="float" office:value="3.4483">
            <text:p>3,4483</text:p>
          </table:table-cell>
          <table:table-cell office:value-type="float" office:value="4.0455">
            <text:p>4,0455</text:p>
          </table:table-cell>
          <table:table-cell office:value-type="float" office:value="0.0948">
            <text:p>0,0948</text:p>
          </table:table-cell>
          <table:table-cell table:formula="of:=COS([.B20])" office:value-type="float" office:value="-0.953332858095371">
            <text:p>-0,9533328581</text:p>
          </table:table-cell>
          <table:table-cell table:formula="of:=SIN([.B20])" office:value-type="float" office:value="-0.301921283906438">
            <text:p>-0,3019212839</text:p>
          </table:table-cell>
          <table:table-cell table:formula="of:=1/([.D20]^2)" office:value-type="float" office:value="111.271341843366">
            <text:p>111,2713418434</text:p>
          </table:table-cell>
          <table:table-cell table:formula="of:=[.F20]*[.F20]*[.G20]" office:value-type="float" office:value="10.1431018083498">
            <text:p>10,1431018083</text:p>
          </table:table-cell>
          <table:table-cell table:formula="of:=[.E20]*[.F20]*[.G20]" office:value-type="float" office:value="32.0273950607039">
            <text:p>32,0273950607</text:p>
          </table:table-cell>
          <table:table-cell table:formula="of:=[.F20]*[.G20]" office:value-type="float" office:value="-33.5951863913411">
            <text:p>-33,5951863913</text:p>
          </table:table-cell>
          <table:table-cell table:formula="of:=[.C20]*[.F20]*[.G20]" office:value-type="float" office:value="-135.90932654617">
            <text:p>-135,9093265462</text:p>
          </table:table-cell>
          <table:table-cell table:formula="of:=[.E20]*[.E20]*[.G20]" office:value-type="float" office:value="101.128240035016">
            <text:p>101,128240035</text:p>
          </table:table-cell>
          <table:table-cell table:formula="of:=[.E20]*[.G20]" office:value-type="float" office:value="-106.078626343643">
            <text:p>-106,0786263436</text:p>
          </table:table-cell>
          <table:table-cell table:formula="of:=[.C20]*[.E20]*[.G20]" office:value-type="float" office:value="-429.141082873206">
            <text:p>-429,1410828732</text:p>
          </table:table-cell>
          <table:table-cell table:formula="of:=[.C20]*[.G20]" office:value-type="float" office:value="450.148213427335">
            <text:p>450,1482134273</text:p>
          </table:table-cell>
        </table:table-row>
        <table:table-row table:style-name="ro1">
          <table:table-cell/>
          <table:table-cell office:value-type="float" office:value="3.57">
            <text:p>3,57</text:p>
          </table:table-cell>
          <table:table-cell office:value-type="float" office:value="3.7806">
            <text:p>3,7806</text:p>
          </table:table-cell>
          <table:table-cell office:value-type="float" office:value="0.0956">
            <text:p>0,0956</text:p>
          </table:table-cell>
          <table:table-cell table:formula="of:=COS([.B21])" office:value-type="float" office:value="-0.909628527357945">
            <text:p>-0,9096285274</text:p>
          </table:table-cell>
          <table:table-cell table:formula="of:=SIN([.B21])" office:value-type="float" office:value="-0.415422606771246">
            <text:p>-0,4154226068</text:p>
          </table:table-cell>
          <table:table-cell table:formula="of:=1/([.D21]^2)" office:value-type="float" office:value="109.416851945869">
            <text:p>109,4168519459</text:p>
          </table:table-cell>
          <table:table-cell table:formula="of:=[.F21]*[.F21]*[.G21]" office:value-type="float" office:value="18.8827163189345">
            <text:p>18,8827163189</text:p>
          </table:table-cell>
          <table:table-cell table:formula="of:=[.E21]*[.F21]*[.G21]" office:value-type="float" office:value="41.3464678083068">
            <text:p>41,3464678083</text:p>
          </table:table-cell>
          <table:table-cell table:formula="of:=[.F21]*[.G21]" office:value-type="float" office:value="-45.4542338600565">
            <text:p>-45,4542338601</text:p>
          </table:table-cell>
          <table:table-cell table:formula="of:=[.C21]*[.F21]*[.G21]" office:value-type="float" office:value="-171.84427653133">
            <text:p>-171,8442765313</text:p>
          </table:table-cell>
          <table:table-cell table:formula="of:=[.E21]*[.E21]*[.G21]" office:value-type="float" office:value="90.5341356269348">
            <text:p>90,5341356269</text:p>
          </table:table-cell>
          <table:table-cell table:formula="of:=[.E21]*[.G21]" office:value-type="float" office:value="-99.5286899036633">
            <text:p>-99,5286899037</text:p>
          </table:table-cell>
          <table:table-cell table:formula="of:=[.C21]*[.E21]*[.G21]" office:value-type="float" office:value="-376.27816504979">
            <text:p>-376,2781650498</text:p>
          </table:table-cell>
          <table:table-cell table:formula="of:=[.C21]*[.G21]" office:value-type="float" office:value="413.661350466553">
            <text:p>413,6613504666</text:p>
          </table:table-cell>
        </table:table-row>
        <table:table-row table:style-name="ro1">
          <table:table-cell/>
          <table:table-cell office:value-type="float" office:value="3.8491">
            <text:p>3,8491</text:p>
          </table:table-cell>
          <table:table-cell office:value-type="float" office:value="3.1892">
            <text:p>3,1892</text:p>
          </table:table-cell>
          <table:table-cell office:value-type="float" office:value="0.1065">
            <text:p>0,1065</text:p>
          </table:table-cell>
          <table:table-cell table:formula="of:=COS([.B22])" office:value-type="float" office:value="-0.759984314125217">
            <text:p>-0,7599843141</text:p>
          </table:table-cell>
          <table:table-cell table:formula="of:=SIN([.B22])" office:value-type="float" office:value="-0.649941414501048">
            <text:p>-0,6499414145</text:p>
          </table:table-cell>
          <table:table-cell table:formula="of:=1/([.D22]^2)" office:value-type="float" office:value="88.1659282770173">
            <text:p>88,165928277</text:p>
          </table:table-cell>
          <table:table-cell table:formula="of:=[.F22]*[.F22]*[.G22]" office:value-type="float" office:value="37.24339018128">
            <text:p>37,2433901813</text:p>
          </table:table-cell>
          <table:table-cell table:formula="of:=[.E22]*[.F22]*[.G22]" office:value-type="float" office:value="43.5491441399328">
            <text:p>43,5491441399</text:p>
          </table:table-cell>
          <table:table-cell table:formula="of:=[.F22]*[.G22]" office:value-type="float" office:value="-57.3026881351626">
            <text:p>-57,3026881352</text:p>
          </table:table-cell>
          <table:table-cell table:formula="of:=[.C22]*[.F22]*[.G22]" office:value-type="float" office:value="-182.74973300066">
            <text:p>-182,7497330007</text:p>
          </table:table-cell>
          <table:table-cell table:formula="of:=[.E22]*[.E22]*[.G22]" office:value-type="float" office:value="50.9225380957374">
            <text:p>50,9225380957</text:p>
          </table:table-cell>
          <table:table-cell table:formula="of:=[.E22]*[.G22]" office:value-type="float" office:value="-67.0047225308221">
            <text:p>-67,0047225308</text:p>
          </table:table-cell>
          <table:table-cell table:formula="of:=[.C22]*[.E22]*[.G22]" office:value-type="float" office:value="-213.691461095298">
            <text:p>-213,6914610953</text:p>
          </table:table-cell>
          <table:table-cell table:formula="of:=[.C22]*[.G22]" office:value-type="float" office:value="281.178778461064">
            <text:p>281,1787784611</text:p>
          </table:table-cell>
        </table:table-row>
        <table:table-row table:style-name="ro1">
          <table:table-cell/>
          <table:table-cell office:value-type="float" office:value="3.9626">
            <text:p>3,9626</text:p>
          </table:table-cell>
          <table:table-cell office:value-type="float" office:value="3.0891">
            <text:p>3,0891</text:p>
          </table:table-cell>
          <table:table-cell office:value-type="float" office:value="0.102">
            <text:p>0,102</text:p>
          </table:table-cell>
          <table:table-cell table:formula="of:=COS([.B23])" office:value-type="float" office:value="-0.681484344144403">
            <text:p>-0,6814843441</text:p>
          </table:table-cell>
          <table:table-cell table:formula="of:=SIN([.B23])" office:value-type="float" office:value="-0.731832691730886">
            <text:p>-0,7318326917</text:p>
          </table:table-cell>
          <table:table-cell table:formula="of:=1/([.D23]^2)" office:value-type="float" office:value="96.1168781237985">
            <text:p>96,1168781238</text:p>
          </table:table-cell>
          <table:table-cell table:formula="of:=[.F23]*[.F23]*[.G23]" office:value-type="float" office:value="51.4781899928944">
            <text:p>51,4781899929</text:p>
          </table:table-cell>
          <table:table-cell table:formula="of:=[.E23]*[.F23]*[.G23]" office:value-type="float" office:value="47.9366130284175">
            <text:p>47,9366130284</text:p>
          </table:table-cell>
          <table:table-cell table:formula="of:=[.F23]*[.G23]" office:value-type="float" office:value="-70.341473638109">
            <text:p>-70,3414736381</text:p>
          </table:table-cell>
          <table:table-cell table:formula="of:=[.C23]*[.F23]*[.G23]" office:value-type="float" office:value="-217.291846215482">
            <text:p>-217,2918462155</text:p>
          </table:table-cell>
          <table:table-cell table:formula="of:=[.E23]*[.E23]*[.G23]" office:value-type="float" office:value="44.6386881309041">
            <text:p>44,6386881309</text:p>
          </table:table-cell>
          <table:table-cell table:formula="of:=[.E23]*[.G23]" office:value-type="float" office:value="-65.5021476494043">
            <text:p>-65,5021476494</text:p>
          </table:table-cell>
          <table:table-cell table:formula="of:=[.C23]*[.E23]*[.G23]" office:value-type="float" office:value="-202.342684303775">
            <text:p>-202,3426843038</text:p>
          </table:table-cell>
          <table:table-cell table:formula="of:=[.C23]*[.G23]" office:value-type="float" office:value="296.914648212226">
            <text:p>296,9146482122</text:p>
          </table:table-cell>
        </table:table-row>
        <table:table-row table:style-name="ro1">
          <table:table-cell/>
          <table:table-cell office:value-type="float" office:value="4.0745">
            <text:p>4,0745</text:p>
          </table:table-cell>
          <table:table-cell office:value-type="float" office:value="2.9052">
            <text:p>2,9052</text:p>
          </table:table-cell>
          <table:table-cell office:value-type="float" office:value="0.1055">
            <text:p>0,1055</text:p>
          </table:table-cell>
          <table:table-cell table:formula="of:=COS([.B24])" office:value-type="float" office:value="-0.59550087207024">
            <text:p>-0,5955008721</text:p>
          </table:table-cell>
          <table:table-cell table:formula="of:=SIN([.B24])" office:value-type="float" office:value="-0.80335466100819">
            <text:p>-0,803354661</text:p>
          </table:table-cell>
          <table:table-cell table:formula="of:=1/([.D24]^2)" office:value-type="float" office:value="89.8452415713932">
            <text:p>89,8452415714</text:p>
          </table:table-cell>
          <table:table-cell table:formula="of:=[.F24]*[.F24]*[.G24]" office:value-type="float" office:value="57.9842062274956">
            <text:p>57,9842062275</text:p>
          </table:table-cell>
          <table:table-cell table:formula="of:=[.E24]*[.F24]*[.G24]" office:value-type="float" office:value="42.9818199242667">
            <text:p>42,9818199243</text:p>
          </table:table-cell>
          <table:table-cell table:formula="of:=[.F24]*[.G24]" office:value-type="float" office:value="-72.1775935857855">
            <text:p>-72,1775935858</text:p>
          </table:table-cell>
          <table:table-cell table:formula="of:=[.C24]*[.F24]*[.G24]" office:value-type="float" office:value="-209.690344885424">
            <text:p>-209,6903448854</text:p>
          </table:table-cell>
          <table:table-cell table:formula="of:=[.E24]*[.E24]*[.G24]" office:value-type="float" office:value="31.8610353438976">
            <text:p>31,8610353439</text:p>
          </table:table-cell>
          <table:table-cell table:formula="of:=[.E24]*[.G24]" office:value-type="float" office:value="-53.5029197071261">
            <text:p>-53,5029197071</text:p>
          </table:table-cell>
          <table:table-cell table:formula="of:=[.C24]*[.E24]*[.G24]" office:value-type="float" office:value="-155.436682333143">
            <text:p>-155,4366823331</text:p>
          </table:table-cell>
          <table:table-cell table:formula="of:=[.C24]*[.G24]" office:value-type="float" office:value="261.018395813212">
            <text:p>261,0183958132</text:p>
          </table:table-cell>
        </table:table-row>
        <table:table-row table:style-name="ro1">
          <table:table-cell/>
          <table:table-cell office:value-type="float" office:value="4.4485">
            <text:p>4,4485</text:p>
          </table:table-cell>
          <table:table-cell office:value-type="float" office:value="2.3929">
            <text:p>2,3929</text:p>
          </table:table-cell>
          <table:table-cell office:value-type="float" office:value="0.1099">
            <text:p>0,1099</text:p>
          </table:table-cell>
          <table:table-cell table:formula="of:=COS([.B25])" office:value-type="float" office:value="-0.260836870025299">
            <text:p>-0,26083687</text:p>
          </table:table-cell>
          <table:table-cell table:formula="of:=SIN([.B25])" office:value-type="float" office:value="-0.965382891517871">
            <text:p>-0,9653828915</text:p>
          </table:table-cell>
          <table:table-cell table:formula="of:=1/([.D25]^2)" office:value-type="float" office:value="82.7950962120415">
            <text:p>82,795096212</text:p>
          </table:table-cell>
          <table:table-cell table:formula="of:=[.F25]*[.F25]*[.G25]" office:value-type="float" office:value="77.1620595806267">
            <text:p>77,1620595806</text:p>
          </table:table-cell>
          <table:table-cell table:formula="of:=[.E25]*[.F25]*[.G25]" office:value-type="float" office:value="20.8484221986481">
            <text:p>20,8484221986</text:p>
          </table:table-cell>
          <table:table-cell table:formula="of:=[.F25]*[.G25]" office:value-type="float" office:value="-79.928969384681">
            <text:p>-79,9289693847</text:p>
          </table:table-cell>
          <table:table-cell table:formula="of:=[.C25]*[.F25]*[.G25]" office:value-type="float" office:value="-191.262030840603">
            <text:p>-191,2620308406</text:p>
          </table:table-cell>
          <table:table-cell table:formula="of:=[.E25]*[.E25]*[.G25]" office:value-type="float" office:value="5.63303663141483">
            <text:p>5,6330366314</text:p>
          </table:table-cell>
          <table:table-cell table:formula="of:=[.E25]*[.G25]" office:value-type="float" office:value="-21.5960137493924">
            <text:p>-21,5960137494</text:p>
          </table:table-cell>
          <table:table-cell table:formula="of:=[.C25]*[.E25]*[.G25]" office:value-type="float" office:value="-51.6771013009211">
            <text:p>-51,6771013009</text:p>
          </table:table-cell>
          <table:table-cell table:formula="of:=[.C25]*[.G25]" office:value-type="float" office:value="198.120385725794">
            <text:p>198,1203857258</text:p>
          </table:table-cell>
        </table:table-row>
        <table:table-row table:style-name="ro1">
          <table:table-cell/>
          <table:table-cell office:value-type="float" office:value="4.6186">
            <text:p>4,6186</text:p>
          </table:table-cell>
          <table:table-cell office:value-type="float" office:value="2.4949">
            <text:p>2,4949</text:p>
          </table:table-cell>
          <table:table-cell office:value-type="float" office:value="0.11">
            <text:p>0,11</text:p>
          </table:table-cell>
          <table:table-cell table:formula="of:=COS([.B26])" office:value-type="float" office:value="-0.0936515403739811">
            <text:p>-0,0936515404</text:p>
          </table:table-cell>
          <table:table-cell table:formula="of:=SIN([.B26])" office:value-type="float" office:value="-0.995605036641328">
            <text:p>-0,9956050366</text:p>
          </table:table-cell>
          <table:table-cell table:formula="of:=1/([.D26]^2)" office:value-type="float" office:value="82.6446280991736">
            <text:p>82,6446280992</text:p>
          </table:table-cell>
          <table:table-cell table:formula="of:=[.F26]*[.F26]*[.G26]" office:value-type="float" office:value="81.9197842136844">
            <text:p>81,9197842137</text:p>
          </table:table-cell>
          <table:table-cell table:formula="of:=[.E26]*[.F26]*[.G26]" office:value-type="float" office:value="7.70578060211192">
            <text:p>7,7057806021</text:p>
          </table:table-cell>
          <table:table-cell table:formula="of:=[.F26]*[.G26]" office:value-type="float" office:value="-82.2814079868866">
            <text:p>-82,2814079869</text:p>
          </table:table-cell>
          <table:table-cell table:formula="of:=[.C26]*[.F26]*[.G26]" office:value-type="float" office:value="-205.283884786483">
            <text:p>-205,2838847865</text:p>
          </table:table-cell>
          <table:table-cell table:formula="of:=[.E26]*[.E26]*[.G26]" office:value-type="float" office:value="0.724843885489207">
            <text:p>0,7248438855</text:p>
          </table:table-cell>
          <table:table-cell table:formula="of:=[.E26]*[.G26]" office:value-type="float" office:value="-7.7397967251224">
            <text:p>-7,7397967251</text:p>
          </table:table-cell>
          <table:table-cell table:formula="of:=[.C26]*[.E26]*[.G26]" office:value-type="float" office:value="-19.3100188495079">
            <text:p>-19,3100188495</text:p>
          </table:table-cell>
          <table:table-cell table:formula="of:=[.C26]*[.G26]" office:value-type="float" office:value="206.190082644628">
            <text:p>206,1900826446</text:p>
          </table:table-cell>
        </table:table-row>
        <table:table-row table:style-name="ro1">
          <table:table-cell/>
          <table:table-cell office:value-type="float" office:value="4.7327">
            <text:p>4,7327</text:p>
          </table:table-cell>
          <table:table-cell office:value-type="float" office:value="2.6027">
            <text:p>2,6027</text:p>
          </table:table-cell>
          <table:table-cell office:value-type="float" office:value="0.1163">
            <text:p>0,1163</text:p>
          </table:table-cell>
          <table:table-cell table:formula="of:=COS([.B27])" office:value-type="float" office:value="0.0203096231345131">
            <text:p>0,0203096231</text:p>
          </table:table-cell>
          <table:table-cell table:formula="of:=SIN([.B27])" office:value-type="float" office:value="-0.999793738332129">
            <text:p>-0,9997937383</text:p>
          </table:table-cell>
          <table:table-cell table:formula="of:=1/([.D27]^2)" office:value-type="float" office:value="73.933381587187">
            <text:p>73,9333815872</text:p>
          </table:table-cell>
          <table:table-cell table:formula="of:=[.F27]*[.F27]*[.G27]" office:value-type="float" office:value="73.9028854874046">
            <text:p>73,9028854874</text:p>
          </table:table-cell>
          <table:table-cell table:formula="of:=[.E27]*[.F27]*[.G27]" office:value-type="float" office:value="-1.50124940300802">
            <text:p>-1,501249403</text:p>
          </table:table-cell>
          <table:table-cell table:formula="of:=[.F27]*[.G27]" office:value-type="float" office:value="-73.9181319645896">
            <text:p>-73,9181319646</text:p>
          </table:table-cell>
          <table:table-cell table:formula="of:=[.C27]*[.F27]*[.G27]" office:value-type="float" office:value="-192.386722064237">
            <text:p>-192,3867220642</text:p>
          </table:table-cell>
          <table:table-cell table:formula="of:=[.E27]*[.E27]*[.G27]" office:value-type="float" office:value="0.0304960997824104">
            <text:p>0,0304960998</text:p>
          </table:table-cell>
          <table:table-cell table:formula="of:=[.E27]*[.G27]" office:value-type="float" office:value="1.50155911709592">
            <text:p>1,5015591171</text:p>
          </table:table-cell>
          <table:table-cell table:formula="of:=[.C27]*[.E27]*[.G27]" office:value-type="float" office:value="3.90810791406555">
            <text:p>3,9081079141</text:p>
          </table:table-cell>
          <table:table-cell table:formula="of:=[.C27]*[.G27]" office:value-type="float" office:value="192.426412256972">
            <text:p>192,426412257</text:p>
          </table:table-cell>
        </table:table-row>
        <table:table-row table:style-name="ro1">
          <table:table-cell/>
          <table:table-cell office:value-type="float" office:value="4.9929">
            <text:p>4,9929</text:p>
          </table:table-cell>
          <table:table-cell office:value-type="float" office:value="2.7937">
            <text:p>2,7937</text:p>
          </table:table-cell>
          <table:table-cell office:value-type="float" office:value="0.1199">
            <text:p>0,1199</text:p>
          </table:table-cell>
          <table:table-cell table:formula="of:=COS([.B28])" office:value-type="float" office:value="0.276846730639215">
            <text:p>0,2768467306</text:p>
          </table:table-cell>
          <table:table-cell table:formula="of:=SIN([.B28])" office:value-type="float" office:value="-0.96091408967419">
            <text:p>-0,9609140897</text:p>
          </table:table-cell>
          <table:table-cell table:formula="of:=1/([.D28]^2)" office:value-type="float" office:value="69.5603300220297">
            <text:p>69,560330022</text:p>
          </table:table-cell>
          <table:table-cell table:formula="of:=[.F28]*[.F28]*[.G28]" office:value-type="float" office:value="64.2289402785876">
            <text:p>64,2289402786</text:p>
          </table:table-cell>
          <table:table-cell table:formula="of:=[.E28]*[.F28]*[.G28]" office:value-type="float" office:value="-18.5048510783908">
            <text:p>-18,5048510784</text:p>
          </table:table-cell>
          <table:table-cell table:formula="of:=[.F28]*[.G28]" office:value-type="float" office:value="-66.841501200555">
            <text:p>-66,8415012006</text:p>
          </table:table-cell>
          <table:table-cell table:formula="of:=[.C28]*[.F28]*[.G28]" office:value-type="float" office:value="-186.73510190399">
            <text:p>-186,735101904</text:p>
          </table:table-cell>
          <table:table-cell table:formula="of:=[.E28]*[.E28]*[.G28]" office:value-type="float" office:value="5.33138974344215">
            <text:p>5,3313897434</text:p>
          </table:table-cell>
          <table:table-cell table:formula="of:=[.E28]*[.G28]" office:value-type="float" office:value="19.2575499487837">
            <text:p>19,2575499488</text:p>
          </table:table-cell>
          <table:table-cell table:formula="of:=[.C28]*[.E28]*[.G28]" office:value-type="float" office:value="53.7998172919171">
            <text:p>53,7998172919</text:p>
          </table:table-cell>
          <table:table-cell table:formula="of:=[.C28]*[.G28]" office:value-type="float" office:value="194.330693982544">
            <text:p>194,3306939825</text:p>
          </table:table-cell>
        </table:table-row>
        <table:table-row table:style-name="ro1">
          <table:table-cell/>
          <table:table-cell office:value-type="float" office:value="5.1176">
            <text:p>5,1176</text:p>
          </table:table-cell>
          <table:table-cell office:value-type="float" office:value="2.7715">
            <text:p>2,7715</text:p>
          </table:table-cell>
          <table:table-cell office:value-type="float" office:value="0.1259">
            <text:p>0,1259</text:p>
          </table:table-cell>
          <table:table-cell table:formula="of:=COS([.B29])" office:value-type="float" office:value="0.394212700230936">
            <text:p>0,3942127002</text:p>
          </table:table-cell>
          <table:table-cell table:formula="of:=SIN([.B29])" office:value-type="float" office:value="-0.91901923101567">
            <text:p>-0,919019231</text:p>
          </table:table-cell>
          <table:table-cell table:formula="of:=1/([.D29]^2)" office:value-type="float" office:value="63.0882585811072">
            <text:p>63,0882585811</text:p>
          </table:table-cell>
          <table:table-cell table:formula="of:=[.F29]*[.F29]*[.G29]" office:value-type="float" office:value="53.2841127347204">
            <text:p>53,2841127347</text:p>
          </table:table-cell>
          <table:table-cell table:formula="of:=[.E29]*[.F29]*[.G29]" office:value-type="float" office:value="-22.8561854329745">
            <text:p>-22,856185433</text:p>
          </table:table-cell>
          <table:table-cell table:formula="of:=[.F29]*[.G29]" office:value-type="float" office:value="-57.9793228873269">
            <text:p>-57,9793228873</text:p>
          </table:table-cell>
          <table:table-cell table:formula="of:=[.C29]*[.F29]*[.G29]" office:value-type="float" office:value="-160.689693382227">
            <text:p>-160,6896933822</text:p>
          </table:table-cell>
          <table:table-cell table:formula="of:=[.E29]*[.E29]*[.G29]" office:value-type="float" office:value="9.80414584638679">
            <text:p>9,8041458464</text:p>
          </table:table-cell>
          <table:table-cell table:formula="of:=[.E29]*[.G29]" office:value-type="float" office:value="24.8701927681258">
            <text:p>24,8701927681</text:p>
          </table:table-cell>
          <table:table-cell table:formula="of:=[.C29]*[.E29]*[.G29]" office:value-type="float" office:value="68.9277392568607">
            <text:p>68,9277392569</text:p>
          </table:table-cell>
          <table:table-cell table:formula="of:=[.C29]*[.G29]" office:value-type="float" office:value="174.849108657539">
            <text:p>174,8491086575</text:p>
          </table:table-cell>
        </table:table-row>
        <table:table-row table:style-name="ro1">
          <table:table-cell/>
          <table:table-cell office:value-type="float" office:value="5.4021">
            <text:p>5,4021</text:p>
          </table:table-cell>
          <table:table-cell office:value-type="float" office:value="3.3151">
            <text:p>3,3151</text:p>
          </table:table-cell>
          <table:table-cell office:value-type="float" office:value="0.1259">
            <text:p>0,1259</text:p>
          </table:table-cell>
          <table:table-cell table:formula="of:=COS([.B30])" office:value-type="float" office:value="0.636314280676463">
            <text:p>0,6363142807</text:p>
          </table:table-cell>
          <table:table-cell table:formula="of:=SIN([.B30])" office:value-type="float" office:value="-0.771429929551087">
            <text:p>-0,7714299296</text:p>
          </table:table-cell>
          <table:table-cell table:formula="of:=1/([.D30]^2)" office:value-type="float" office:value="63.0882585811072">
            <text:p>63,0882585811</text:p>
          </table:table-cell>
          <table:table-cell table:formula="of:=[.F30]*[.F30]*[.G30]" office:value-type="float" office:value="37.544083627726">
            <text:p>37,5440836277</text:p>
          </table:table-cell>
          <table:table-cell table:formula="of:=[.E30]*[.F30]*[.G30]" office:value-type="float" office:value="-30.9682521407167">
            <text:p>-30,9682521407</text:p>
          </table:table-cell>
          <table:table-cell table:formula="of:=[.F30]*[.G30]" office:value-type="float" office:value="-48.6681708727243">
            <text:p>-48,6681708727</text:p>
          </table:table-cell>
          <table:table-cell table:formula="of:=[.C30]*[.F30]*[.G30]" office:value-type="float" office:value="-161.339853260168">
            <text:p>-161,3398532602</text:p>
          </table:table-cell>
          <table:table-cell table:formula="of:=[.E30]*[.E30]*[.G30]" office:value-type="float" office:value="25.5441749533812">
            <text:p>25,5441749534</text:p>
          </table:table-cell>
          <table:table-cell table:formula="of:=[.E30]*[.G30]" office:value-type="float" office:value="40.1439598781679">
            <text:p>40,1439598782</text:p>
          </table:table-cell>
          <table:table-cell table:formula="of:=[.C30]*[.E30]*[.G30]" office:value-type="float" office:value="133.081241392115">
            <text:p>133,0812413921</text:p>
          </table:table-cell>
          <table:table-cell table:formula="of:=[.C30]*[.G30]" office:value-type="float" office:value="209.143886022228">
            <text:p>209,1438860222</text:p>
          </table:table-cell>
        </table:table-row>
        <table:table-row table:style-name="ro1">
          <table:table-cell/>
          <table:table-cell office:value-type="float" office:value="5.5104">
            <text:p>5,5104</text:p>
          </table:table-cell>
          <table:table-cell office:value-type="float" office:value="3.4581">
            <text:p>3,4581</text:p>
          </table:table-cell>
          <table:table-cell office:value-type="float" office:value="0.1241">
            <text:p>0,1241</text:p>
          </table:table-cell>
          <table:table-cell table:formula="of:=COS([.B31])" office:value-type="float" office:value="0.715968936889128">
            <text:p>0,7159689369</text:p>
          </table:table-cell>
          <table:table-cell table:formula="of:=SIN([.B31])" office:value-type="float" office:value="-0.698132137499665">
            <text:p>-0,6981321375</text:p>
          </table:table-cell>
          <table:table-cell table:formula="of:=1/([.D31]^2)" office:value-type="float" office:value="64.9316496989444">
            <text:p>64,9316496989</text:p>
          </table:table-cell>
          <table:table-cell table:formula="of:=[.F31]*[.F31]*[.G31]" office:value-type="float" office:value="31.6469381422049">
            <text:p>31,6469381422</text:p>
          </table:table-cell>
          <table:table-cell table:formula="of:=[.E31]*[.F31]*[.G31]" office:value-type="float" office:value="-32.4554958014397">
            <text:p>-32,4554958014</text:p>
          </table:table-cell>
          <table:table-cell table:formula="of:=[.F31]*[.G31]" office:value-type="float" office:value="-45.3308713957035">
            <text:p>-45,3308713957</text:p>
          </table:table-cell>
          <table:table-cell table:formula="of:=[.C31]*[.F31]*[.G31]" office:value-type="float" office:value="-156.758686373482">
            <text:p>-156,7586863735</text:p>
          </table:table-cell>
          <table:table-cell table:formula="of:=[.E31]*[.E31]*[.G31]" office:value-type="float" office:value="33.2847115567394">
            <text:p>33,2847115567</text:p>
          </table:table-cell>
          <table:table-cell table:formula="of:=[.E31]*[.G31]" office:value-type="float" office:value="46.4890442054105">
            <text:p>46,4890442054</text:p>
          </table:table-cell>
          <table:table-cell table:formula="of:=[.C31]*[.E31]*[.G31]" office:value-type="float" office:value="160.76376376673">
            <text:p>160,7637637667</text:p>
          </table:table-cell>
          <table:table-cell table:formula="of:=[.C31]*[.G31]" office:value-type="float" office:value="224.54013782392">
            <text:p>224,5401378239</text:p>
          </table:table-cell>
        </table:table-row>
        <table:table-row table:style-name="ro1">
          <table:table-cell/>
          <table:table-cell office:value-type="float" office:value="5.7613">
            <text:p>5,7613</text:p>
          </table:table-cell>
          <table:table-cell office:value-type="float" office:value="3.9459">
            <text:p>3,9459</text:p>
          </table:table-cell>
          <table:table-cell office:value-type="float" office:value="0.1316">
            <text:p>0,1316</text:p>
          </table:table-cell>
          <table:table-cell table:formula="of:=COS([.B32])" office:value-type="float" office:value="0.866880866260837">
            <text:p>0,8668808663</text:p>
          </table:table-cell>
          <table:table-cell table:formula="of:=SIN([.B32])" office:value-type="float" office:value="-0.498515359553605">
            <text:p>-0,4985153596</text:p>
          </table:table-cell>
          <table:table-cell table:formula="of:=1/([.D32]^2)" office:value-type="float" office:value="57.7415212350219">
            <text:p>57,741521235</text:p>
          </table:table-cell>
          <table:table-cell table:formula="of:=[.F32]*[.F32]*[.G32]" office:value-type="float" office:value="14.3497821822865">
            <text:p>14,3497821823</text:p>
          </table:table-cell>
          <table:table-cell table:formula="of:=[.E32]*[.F32]*[.G32]" office:value-type="float" office:value="-24.9531962665581">
            <text:p>-24,9531962666</text:p>
          </table:table-cell>
          <table:table-cell table:formula="of:=[.F32]*[.G32]" office:value-type="float" office:value="-28.785035219649">
            <text:p>-28,7850352196</text:p>
          </table:table-cell>
          <table:table-cell table:formula="of:=[.C32]*[.F32]*[.G32]" office:value-type="float" office:value="-113.582870473213">
            <text:p>-113,5828704732</text:p>
          </table:table-cell>
          <table:table-cell table:formula="of:=[.E32]*[.E32]*[.G32]" office:value-type="float" office:value="43.3917390527353">
            <text:p>43,3917390527</text:p>
          </table:table-cell>
          <table:table-cell table:formula="of:=[.E32]*[.G32]" office:value-type="float" office:value="50.0550199474343">
            <text:p>50,0550199474</text:p>
          </table:table-cell>
          <table:table-cell table:formula="of:=[.C32]*[.E32]*[.G32]" office:value-type="float" office:value="197.512103210581">
            <text:p>197,5121032106</text:p>
          </table:table-cell>
          <table:table-cell table:formula="of:=[.C32]*[.G32]" office:value-type="float" office:value="227.842268641273">
            <text:p>227,8422686413</text:p>
          </table:table-cell>
        </table:table-row>
        <table:table-row table:style-name="ro1">
          <table:table-cell/>
          <table:table-cell office:value-type="float" office:value="6.1499">
            <text:p>6,1499</text:p>
          </table:table-cell>
          <table:table-cell office:value-type="float" office:value="4.9426">
            <text:p>4,9426</text:p>
          </table:table-cell>
          <table:table-cell office:value-type="float" office:value="0.1328">
            <text:p>0,1328</text:p>
          </table:table-cell>
          <table:table-cell table:formula="of:=COS([.B33])" office:value-type="float" office:value="0.991130655421886">
            <text:p>0,9911306554</text:p>
          </table:table-cell>
          <table:table-cell table:formula="of:=SIN([.B33])" office:value-type="float" office:value="-0.132891022582349">
            <text:p>-0,1328910226</text:p>
          </table:table-cell>
          <table:table-cell table:formula="of:=1/([.D33]^2)" office:value-type="float" office:value="56.7027144723472">
            <text:p>56,7027144723</text:p>
          </table:table-cell>
          <table:table-cell table:formula="of:=[.F33]*[.F33]*[.G33]" office:value-type="float" office:value="1.00137129181159">
            <text:p>1,0013712918</text:p>
          </table:table-cell>
          <table:table-cell table:formula="of:=[.E33]*[.F33]*[.G33]" office:value-type="float" office:value="-7.46844869945116">
            <text:p>-7,4684486995</text:p>
          </table:table-cell>
          <table:table-cell table:formula="of:=[.F33]*[.G33]" office:value-type="float" office:value="-7.53528170942521">
            <text:p>-7,5352817094</text:p>
          </table:table-cell>
          <table:table-cell table:formula="of:=[.C33]*[.F33]*[.G33]" office:value-type="float" office:value="-37.243883377005">
            <text:p>-37,243883377</text:p>
          </table:table-cell>
          <table:table-cell table:formula="of:=[.E33]*[.E33]*[.G33]" office:value-type="float" office:value="55.7013431805356">
            <text:p>55,7013431805</text:p>
          </table:table-cell>
          <table:table-cell table:formula="of:=[.E33]*[.G33]" office:value-type="float" office:value="56.1997985591776">
            <text:p>56,1997985592</text:p>
          </table:table-cell>
          <table:table-cell table:formula="of:=[.C33]*[.E33]*[.G33]" office:value-type="float" office:value="277.773124358591">
            <text:p>277,7731243586</text:p>
          </table:table-cell>
          <table:table-cell table:formula="of:=[.C33]*[.G33]" office:value-type="float" office:value="280.258836551023">
            <text:p>280,258836551</text:p>
          </table:table-cell>
        </table:table-row>
        <table:table-row table:style-name="ro1">
          <table:table-cell/>
          <table:table-cell office:value-type="float" office:value="6.3611">
            <text:p>6,3611</text:p>
          </table:table-cell>
          <table:table-cell office:value-type="float" office:value="5.4142">
            <text:p>5,4142</text:p>
          </table:table-cell>
          <table:table-cell office:value-type="float" office:value="0.1374">
            <text:p>0,1374</text:p>
          </table:table-cell>
          <table:table-cell table:formula="of:=COS([.B34])" office:value-type="float" office:value="0.996966185568599">
            <text:p>0,9969661856</text:p>
          </table:table-cell>
          <table:table-cell table:formula="of:=SIN([.B34])" office:value-type="float" office:value="0.0778358839661892">
            <text:p>0,077835884</text:p>
          </table:table-cell>
          <table:table-cell table:formula="of:=1/([.D34]^2)" office:value-type="float" office:value="52.9695806292362">
            <text:p>52,9695806292</text:p>
          </table:table-cell>
          <table:table-cell table:formula="of:=[.F34]*[.F34]*[.G34]" office:value-type="float" office:value="0.320912222667064">
            <text:p>0,3209122227</text:p>
          </table:table-cell>
          <table:table-cell table:formula="of:=[.E34]*[.F34]*[.G34]" office:value-type="float" office:value="4.11042591452679">
            <text:p>4,1104259145</text:p>
          </table:table-cell>
          <table:table-cell table:formula="of:=[.F34]*[.G34]" office:value-type="float" office:value="4.12293413159494">
            <text:p>4,1229341316</text:p>
          </table:table-cell>
          <table:table-cell table:formula="of:=[.C34]*[.F34]*[.G34]" office:value-type="float" office:value="22.3223899752813">
            <text:p>22,3223899753</text:p>
          </table:table-cell>
          <table:table-cell table:formula="of:=[.E34]*[.E34]*[.G34]" office:value-type="float" office:value="52.6486684065692">
            <text:p>52,6486684066</text:p>
          </table:table-cell>
          <table:table-cell table:formula="of:=[.E34]*[.G34]" office:value-type="float" office:value="52.808880751098">
            <text:p>52,8088807511</text:p>
          </table:table-cell>
          <table:table-cell table:formula="of:=[.C34]*[.E34]*[.G34]" office:value-type="float" office:value="285.917842162595">
            <text:p>285,9178421626</text:p>
          </table:table-cell>
          <table:table-cell table:formula="of:=[.C34]*[.G34]" office:value-type="float" office:value="286.787903442811">
            <text:p>286,7879034428</text:p>
          </table:table-cell>
        </table:table-row>
        <table:table-row table:style-name="ro1">
          <table:table-cell/>
          <table:table-cell office:value-type="float" office:value="6.5127">
            <text:p>6,5127</text:p>
          </table:table-cell>
          <table:table-cell office:value-type="float" office:value="5.2921">
            <text:p>5,2921</text:p>
          </table:table-cell>
          <table:table-cell office:value-type="float" office:value="0.1421">
            <text:p>0,1421</text:p>
          </table:table-cell>
          <table:table-cell table:formula="of:=COS([.B35])" office:value-type="float" office:value="0.973776919469546">
            <text:p>0,9737769195</text:p>
          </table:table-cell>
          <table:table-cell table:formula="of:=SIN([.B35])" office:value-type="float" office:value="0.227504969414737">
            <text:p>0,2275049694</text:p>
          </table:table-cell>
          <table:table-cell table:formula="of:=1/([.D35]^2)" office:value-type="float" office:value="49.5235586044459">
            <text:p>49,5235586044</text:p>
          </table:table-cell>
          <table:table-cell table:formula="of:=[.F35]*[.F35]*[.G35]" office:value-type="float" office:value="2.56326565815574">
            <text:p>2,5632656582</text:p>
          </table:table-cell>
          <table:table-cell table:formula="of:=[.E35]*[.F35]*[.G35]" office:value-type="float" office:value="10.9714040216446">
            <text:p>10,9714040216</text:p>
          </table:table-cell>
          <table:table-cell table:formula="of:=[.F35]*[.G35]" office:value-type="float" office:value="11.2668556856134">
            <text:p>11,2668556856</text:p>
          </table:table-cell>
          <table:table-cell table:formula="of:=[.C35]*[.F35]*[.G35]" office:value-type="float" office:value="59.6253269738347">
            <text:p>59,6253269738</text:p>
          </table:table-cell>
          <table:table-cell table:formula="of:=[.E35]*[.E35]*[.G35]" office:value-type="float" office:value="46.9602929462902">
            <text:p>46,9602929463</text:p>
          </table:table-cell>
          <table:table-cell table:formula="of:=[.E35]*[.G35]" office:value-type="float" office:value="48.2248983390069">
            <text:p>48,224898339</text:p>
          </table:table-cell>
          <table:table-cell table:formula="of:=[.C35]*[.E35]*[.G35]" office:value-type="float" office:value="255.210984499858">
            <text:p>255,2109844999</text:p>
          </table:table-cell>
          <table:table-cell table:formula="of:=[.C35]*[.G35]" office:value-type="float" office:value="262.083624490588">
            <text:p>262,0836244906</text:p>
          </table:table-cell>
        </table:table-row>
        <table:table-row table:style-name="ro1">
          <table:table-cell/>
          <table:table-cell office:value-type="float" office:value="6.6023">
            <text:p>6,6023</text:p>
          </table:table-cell>
          <table:table-cell office:value-type="float" office:value="6.1462">
            <text:p>6,1462</text:p>
          </table:table-cell>
          <table:table-cell office:value-type="float" office:value="0.1428">
            <text:p>0,1428</text:p>
          </table:table-cell>
          <table:table-cell table:formula="of:=COS([.B36])" office:value-type="float" office:value="0.949513534090105">
            <text:p>0,9495135341</text:p>
          </table:table-cell>
          <table:table-cell table:formula="of:=SIN([.B36])" office:value-type="float" office:value="0.313726072521426">
            <text:p>0,3137260725</text:p>
          </table:table-cell>
          <table:table-cell table:formula="of:=1/([.D36]^2)" office:value-type="float" office:value="49.0392235325503">
            <text:p>49,0392235326</text:p>
          </table:table-cell>
          <table:table-cell table:formula="of:=[.F36]*[.F36]*[.G36]" office:value-type="float" office:value="4.82663891927944">
            <text:p>4,8266389193</text:p>
          </table:table-cell>
          <table:table-cell table:formula="of:=[.E36]*[.F36]*[.G36]" office:value-type="float" office:value="14.6081546273425">
            <text:p>14,6081546273</text:p>
          </table:table-cell>
          <table:table-cell table:formula="of:=[.F36]*[.G36]" office:value-type="float" office:value="15.3848829983673">
            <text:p>15,3848829984</text:p>
          </table:table-cell>
          <table:table-cell table:formula="of:=[.C36]*[.F36]*[.G36]" office:value-type="float" office:value="94.5585678845651">
            <text:p>94,5585678846</text:p>
          </table:table-cell>
          <table:table-cell table:formula="of:=[.E36]*[.E36]*[.G36]" office:value-type="float" office:value="44.2125846132708">
            <text:p>44,2125846133</text:p>
          </table:table-cell>
          <table:table-cell table:formula="of:=[.E36]*[.G36]" office:value-type="float" office:value="46.5634064454264">
            <text:p>46,5634064454</text:p>
          </table:table-cell>
          <table:table-cell table:formula="of:=[.C36]*[.E36]*[.G36]" office:value-type="float" office:value="286.18800869488">
            <text:p>286,1880086949</text:p>
          </table:table-cell>
          <table:table-cell table:formula="of:=[.C36]*[.G36]" office:value-type="float" office:value="301.404875675761">
            <text:p>301,4048756758</text:p>
          </table:table-cell>
        </table:table-row>
        <table:table-row table:style-name="ro1">
          <table:table-cell/>
          <table:table-cell office:value-type="float" office:value="6.917">
            <text:p>6,917</text:p>
          </table:table-cell>
          <table:table-cell office:value-type="float" office:value="6.7773">
            <text:p>6,7773</text:p>
          </table:table-cell>
          <table:table-cell office:value-type="float" office:value="0.1446">
            <text:p>0,1446</text:p>
          </table:table-cell>
          <table:table-cell table:formula="of:=COS([.B37])" office:value-type="float" office:value="0.805774228331436">
            <text:p>0,8057742283</text:p>
          </table:table-cell>
          <table:table-cell table:formula="of:=SIN([.B37])" office:value-type="float" office:value="0.592222840624101">
            <text:p>0,5922228406</text:p>
          </table:table-cell>
          <table:table-cell table:formula="of:=1/([.D37]^2)" office:value-type="float" office:value="47.8259289230175">
            <text:p>47,825928923</text:p>
          </table:table-cell>
          <table:table-cell table:formula="of:=[.F37]*[.F37]*[.G37]" office:value-type="float" office:value="16.7738872798754">
            <text:p>16,7738872799</text:p>
          </table:table-cell>
          <table:table-cell table:formula="of:=[.E37]*[.F37]*[.G37]" office:value-type="float" office:value="22.8224329625932">
            <text:p>22,8224329626</text:p>
          </table:table-cell>
          <table:table-cell table:formula="of:=[.F37]*[.G37]" office:value-type="float" office:value="28.3236074822757">
            <text:p>28,3236074823</text:p>
          </table:table-cell>
          <table:table-cell table:formula="of:=[.C37]*[.F37]*[.G37]" office:value-type="float" office:value="191.957584989627">
            <text:p>191,9575849896</text:p>
          </table:table-cell>
          <table:table-cell table:formula="of:=[.E37]*[.E37]*[.G37]" office:value-type="float" office:value="31.0520416431421">
            <text:p>31,0520416431</text:p>
          </table:table-cell>
          <table:table-cell table:formula="of:=[.E37]*[.G37]" office:value-type="float" office:value="38.5369009721785">
            <text:p>38,5369009722</text:p>
          </table:table-cell>
          <table:table-cell table:formula="of:=[.C37]*[.E37]*[.G37]" office:value-type="float" office:value="261.176138958745">
            <text:p>261,1761389587</text:p>
          </table:table-cell>
          <table:table-cell table:formula="of:=[.C37]*[.G37]" office:value-type="float" office:value="324.130668089966">
            <text:p>324,13066809</text:p>
          </table:table-cell>
        </table:table-row>
        <table:table-row table:style-name="ro1">
          <table:table-cell/>
          <table:table-cell office:value-type="float" office:value="6.9851">
            <text:p>6,9851</text:p>
          </table:table-cell>
          <table:table-cell office:value-type="float" office:value="6.7343">
            <text:p>6,7343</text:p>
          </table:table-cell>
          <table:table-cell office:value-type="float" office:value="0.1511">
            <text:p>0,1511</text:p>
          </table:table-cell>
          <table:table-cell table:formula="of:=COS([.B38])" office:value-type="float" office:value="0.763607307083731">
            <text:p>0,7636073071</text:p>
          </table:table-cell>
          <table:table-cell table:formula="of:=SIN([.B38])" office:value-type="float" office:value="0.645680943321338">
            <text:p>0,6456809433</text:p>
          </table:table-cell>
          <table:table-cell table:formula="of:=1/([.D38]^2)" office:value-type="float" office:value="43.799693489745">
            <text:p>43,7996934897</text:p>
          </table:table-cell>
          <table:table-cell table:formula="of:=[.F38]*[.F38]*[.G38]" office:value-type="float" office:value="18.2602621835782">
            <text:p>18,2602621836</text:p>
          </table:table-cell>
          <table:table-cell table:formula="of:=[.E38]*[.F38]*[.G38]" office:value-type="float" office:value="21.5952937389166">
            <text:p>21,5952937389</text:p>
          </table:table-cell>
          <table:table-cell table:formula="of:=[.F38]*[.G38]" office:value-type="float" office:value="28.280627409644">
            <text:p>28,2806274096</text:p>
          </table:table-cell>
          <table:table-cell table:formula="of:=[.C38]*[.F38]*[.G38]" office:value-type="float" office:value="190.450229164765">
            <text:p>190,4502291648</text:p>
          </table:table-cell>
          <table:table-cell table:formula="of:=[.E38]*[.E38]*[.G38]" office:value-type="float" office:value="25.5394313061668">
            <text:p>25,5394313062</text:p>
          </table:table-cell>
          <table:table-cell table:formula="of:=[.E38]*[.G38]" office:value-type="float" office:value="33.445765996797">
            <text:p>33,4457659968</text:p>
          </table:table-cell>
          <table:table-cell table:formula="of:=[.C38]*[.E38]*[.G38]" office:value-type="float" office:value="225.23382195223">
            <text:p>225,2338219522</text:p>
          </table:table-cell>
          <table:table-cell table:formula="of:=[.C38]*[.G38]" office:value-type="float" office:value="294.960275867989">
            <text:p>294,960275868</text:p>
          </table:table-cell>
        </table:table-row>
        <table:table-row table:style-name="ro1">
          <table:table-cell/>
          <table:table-cell office:value-type="float" office:value="7.3081">
            <text:p>7,3081</text:p>
          </table:table-cell>
          <table:table-cell office:value-type="float" office:value="7.2273">
            <text:p>7,2273</text:p>
          </table:table-cell>
          <table:table-cell office:value-type="float" office:value="0.1533">
            <text:p>0,1533</text:p>
          </table:table-cell>
          <table:table-cell table:formula="of:=COS([.B39])" office:value-type="float" office:value="0.519171798201315">
            <text:p>0,5191717982</text:p>
          </table:table-cell>
          <table:table-cell table:formula="of:=SIN([.B39])" office:value-type="float" office:value="0.854669903502172">
            <text:p>0,8546699035</text:p>
          </table:table-cell>
          <table:table-cell table:formula="of:=1/([.D39]^2)" office:value-type="float" office:value="42.5515799614397">
            <text:p>42,5515799614</text:p>
          </table:table-cell>
          <table:table-cell table:formula="of:=[.F39]*[.F39]*[.G39]" office:value-type="float" office:value="31.0822544998259">
            <text:p>31,0822544998</text:p>
          </table:table-cell>
          <table:table-cell table:formula="of:=[.E39]*[.F39]*[.G39]" office:value-type="float" office:value="18.8810087902955">
            <text:p>18,8810087903</text:p>
          </table:table-cell>
          <table:table-cell table:formula="of:=[.F39]*[.G39]" office:value-type="float" office:value="36.3675547395087">
            <text:p>36,3675547395</text:p>
          </table:table-cell>
          <table:table-cell table:formula="of:=[.C39]*[.F39]*[.G39]" office:value-type="float" office:value="262.839228368851">
            <text:p>262,8392283689</text:p>
          </table:table-cell>
          <table:table-cell table:formula="of:=[.E39]*[.E39]*[.G39]" office:value-type="float" office:value="11.4693254616139">
            <text:p>11,4693254616</text:p>
          </table:table-cell>
          <table:table-cell table:formula="of:=[.E39]*[.G39]" office:value-type="float" office:value="22.0915802848877">
            <text:p>22,0915802849</text:p>
          </table:table-cell>
          <table:table-cell table:formula="of:=[.C39]*[.E39]*[.G39]" office:value-type="float" office:value="159.662478192969">
            <text:p>159,662478193</text:p>
          </table:table-cell>
          <table:table-cell table:formula="of:=[.C39]*[.G39]" office:value-type="float" office:value="307.533033855313">
            <text:p>307,5330338553</text:p>
          </table:table-cell>
        </table:table-row>
        <table:table-row table:style-name="ro1">
          <table:table-cell/>
          <table:table-cell office:value-type="float" office:value="7.1596">
            <text:p>7,1596</text:p>
          </table:table-cell>
          <table:table-cell office:value-type="float" office:value="7.1466">
            <text:p>7,1466</text:p>
          </table:table-cell>
          <table:table-cell office:value-type="float" office:value="0.1538">
            <text:p>0,1538</text:p>
          </table:table-cell>
          <table:table-cell table:formula="of:=COS([.B40])" office:value-type="float" office:value="0.639910378812273">
            <text:p>0,6399103788</text:p>
          </table:table-cell>
          <table:table-cell table:formula="of:=SIN([.B40])" office:value-type="float" office:value="0.76844954752302">
            <text:p>0,7684495475</text:p>
          </table:table-cell>
          <table:table-cell table:formula="of:=1/([.D40]^2)" office:value-type="float" office:value="42.2753614120647">
            <text:p>42,2753614121</text:p>
          </table:table-cell>
          <table:table-cell table:formula="of:=[.F40]*[.F40]*[.G40]" office:value-type="float" office:value="24.9642226612988">
            <text:p>24,9642226613</text:p>
          </table:table-cell>
          <table:table-cell table:formula="of:=[.E40]*[.F40]*[.G40]" office:value-type="float" office:value="20.7884372258897">
            <text:p>20,7884372259</text:p>
          </table:table-cell>
          <table:table-cell table:formula="of:=[.F40]*[.G40]" office:value-type="float" office:value="32.4864823484732">
            <text:p>32,4864823485</text:p>
          </table:table-cell>
          <table:table-cell table:formula="of:=[.C40]*[.F40]*[.G40]" office:value-type="float" office:value="232.167894751599">
            <text:p>232,1678947516</text:p>
          </table:table-cell>
          <table:table-cell table:formula="of:=[.E40]*[.E40]*[.G40]" office:value-type="float" office:value="17.3111387507659">
            <text:p>17,3111387508</text:p>
          </table:table-cell>
          <table:table-cell table:formula="of:=[.E40]*[.G40]" office:value-type="float" office:value="27.0524425356201">
            <text:p>27,0524425356</text:p>
          </table:table-cell>
          <table:table-cell table:formula="of:=[.C40]*[.E40]*[.G40]" office:value-type="float" office:value="193.332985825062">
            <text:p>193,3329858251</text:p>
          </table:table-cell>
          <table:table-cell table:formula="of:=[.C40]*[.G40]" office:value-type="float" office:value="302.125097867462">
            <text:p>302,1250978675</text:p>
          </table:table-cell>
        </table:table-row>
        <table:table-row table:style-name="ro1">
          <table:table-cell/>
          <table:table-cell office:value-type="float" office:value="7.4771">
            <text:p>7,4771</text:p>
          </table:table-cell>
          <table:table-cell office:value-type="float" office:value="7.2878">
            <text:p>7,2878</text:p>
          </table:table-cell>
          <table:table-cell office:value-type="float" office:value="0.1595">
            <text:p>0,1595</text:p>
          </table:table-cell>
          <table:table-cell table:formula="of:=COS([.B41])" office:value-type="float" office:value="0.368022754405524">
            <text:p>0,3680227544</text:p>
          </table:table-cell>
          <table:table-cell table:formula="of:=SIN([.B41])" office:value-type="float" office:value="0.929816784232126">
            <text:p>0,9298167842</text:p>
          </table:table-cell>
          <table:table-cell table:formula="of:=1/([.D41]^2)" office:value-type="float" office:value="39.3077898212478">
            <text:p>39,3077898212</text:p>
          </table:table-cell>
          <table:table-cell table:formula="of:=[.F41]*[.F41]*[.G41]" office:value-type="float" office:value="33.9839133750561">
            <text:p>33,9839133751</text:p>
          </table:table-cell>
          <table:table-cell table:formula="of:=[.E41]*[.F41]*[.G41]" office:value-type="float" office:value="13.450879375226">
            <text:p>13,4508793752</text:p>
          </table:table-cell>
          <table:table-cell table:formula="of:=[.F41]*[.G41]" office:value-type="float" office:value="36.5490427268649">
            <text:p>36,5490427269</text:p>
          </table:table-cell>
          <table:table-cell table:formula="of:=[.C41]*[.F41]*[.G41]" office:value-type="float" office:value="266.362113584846">
            <text:p>266,3621135848</text:p>
          </table:table-cell>
          <table:table-cell table:formula="of:=[.E41]*[.E41]*[.G41]" office:value-type="float" office:value="5.32387644619172">
            <text:p>5,3238764462</text:p>
          </table:table-cell>
          <table:table-cell table:formula="of:=[.E41]*[.G41]" office:value-type="float" office:value="14.4661610796091">
            <text:p>14,4661610796</text:p>
          </table:table-cell>
          <table:table-cell table:formula="of:=[.C41]*[.E41]*[.G41]" office:value-type="float" office:value="105.426488715975">
            <text:p>105,426488716</text:p>
          </table:table-cell>
          <table:table-cell table:formula="of:=[.C41]*[.G41]" office:value-type="float" office:value="286.46731065929">
            <text:p>286,4673106593</text:p>
          </table:table-cell>
        </table:table-row>
        <table:table-row table:style-name="ro1">
          <table:table-cell/>
          <table:table-cell office:value-type="float" office:value="7.9567">
            <text:p>7,9567</text:p>
          </table:table-cell>
          <table:table-cell office:value-type="float" office:value="7.3113">
            <text:p>7,3113</text:p>
          </table:table-cell>
          <table:table-cell office:value-type="float" office:value="0.1654">
            <text:p>0,1654</text:p>
          </table:table-cell>
          <table:table-cell table:formula="of:=COS([.B42])" office:value-type="float" office:value="-0.102537829973813">
            <text:p>-0,10253783</text:p>
          </table:table-cell>
          <table:table-cell table:formula="of:=SIN([.B42])" office:value-type="float" office:value="0.994729105547969">
            <text:p>0,9947291055</text:p>
          </table:table-cell>
          <table:table-cell table:formula="of:=1/([.D42]^2)" office:value-type="float" office:value="36.5535018985889">
            <text:p>36,5535018986</text:p>
          </table:table-cell>
          <table:table-cell table:formula="of:=[.F42]*[.F42]*[.G42]" office:value-type="float" office:value="36.1691781392608">
            <text:p>36,1691781393</text:p>
          </table:table-cell>
          <table:table-cell table:formula="of:=[.E42]*[.F42]*[.G42]" office:value-type="float" office:value="-3.72836083477528">
            <text:p>-3,7283608348</text:p>
          </table:table-cell>
          <table:table-cell table:formula="of:=[.F42]*[.G42]" office:value-type="float" office:value="36.3608322482293">
            <text:p>36,3608322482</text:p>
          </table:table-cell>
          <table:table-cell table:formula="of:=[.C42]*[.F42]*[.G42]" office:value-type="float" office:value="265.844952816479">
            <text:p>265,8449528165</text:p>
          </table:table-cell>
          <table:table-cell table:formula="of:=[.E42]*[.E42]*[.G42]" office:value-type="float" office:value="0.384323759328039">
            <text:p>0,3843237593</text:p>
          </table:table-cell>
          <table:table-cell table:formula="of:=[.E42]*[.G42]" office:value-type="float" office:value="-3.74811676262497">
            <text:p>-3,7481167626</text:p>
          </table:table-cell>
          <table:table-cell table:formula="of:=[.C42]*[.E42]*[.G42]" office:value-type="float" office:value="-27.4036060865799">
            <text:p>-27,4036060866</text:p>
          </table:table-cell>
          <table:table-cell table:formula="of:=[.C42]*[.G42]" office:value-type="float" office:value="267.253618431153">
            <text:p>267,2536184312</text:p>
          </table:table-cell>
        </table:table-row>
        <table:table-row table:style-name="ro1">
          <table:table-cell/>
          <table:table-cell office:value-type="float" office:value="7.936">
            <text:p>7,936</text:p>
          </table:table-cell>
          <table:table-cell office:value-type="float" office:value="7.4479">
            <text:p>7,4479</text:p>
          </table:table-cell>
          <table:table-cell office:value-type="float" office:value="0.1669">
            <text:p>0,1669</text:p>
          </table:table-cell>
          <table:table-cell table:formula="of:=COS([.B43])" office:value-type="float" office:value="-0.0819264405230893">
            <text:p>-0,0819264405</text:p>
          </table:table-cell>
          <table:table-cell table:formula="of:=SIN([.B43])" office:value-type="float" office:value="0.996638378923477">
            <text:p>0,9966383789</text:p>
          </table:table-cell>
          <table:table-cell table:formula="of:=1/([.D43]^2)" office:value-type="float" office:value="35.8994112855543">
            <text:p>35,8994112856</text:p>
          </table:table-cell>
          <table:table-cell table:formula="of:=[.F43]*[.F43]*[.G43]" office:value-type="float" office:value="35.6584565314928">
            <text:p>35,6584565315</text:p>
          </table:table-cell>
          <table:table-cell table:formula="of:=[.E43]*[.F43]*[.G43]" office:value-type="float" office:value="-2.93122408282936">
            <text:p>-2,9312240828</text:p>
          </table:table-cell>
          <table:table-cell table:formula="of:=[.F43]*[.G43]" office:value-type="float" office:value="35.778731067942">
            <text:p>35,7787310679</text:p>
          </table:table-cell>
          <table:table-cell table:formula="of:=[.C43]*[.F43]*[.G43]" office:value-type="float" office:value="266.476411120926">
            <text:p>266,4764111209</text:p>
          </table:table-cell>
          <table:table-cell table:formula="of:=[.E43]*[.E43]*[.G43]" office:value-type="float" office:value="0.240954754061508">
            <text:p>0,2409547541</text:p>
          </table:table-cell>
          <table:table-cell table:formula="of:=[.E43]*[.G43]" office:value-type="float" office:value="-2.94111098349989">
            <text:p>-2,9411109835</text:p>
          </table:table-cell>
          <table:table-cell table:formula="of:=[.C43]*[.E43]*[.G43]" office:value-type="float" office:value="-21.9051004940088">
            <text:p>-21,905100494</text:p>
          </table:table-cell>
          <table:table-cell table:formula="of:=[.C43]*[.G43]" office:value-type="float" office:value="267.37522531368">
            <text:p>267,3752253137</text:p>
          </table:table-cell>
        </table:table-row>
        <table:table-row table:style-name="ro1">
          <table:table-cell/>
          <table:table-cell office:value-type="float" office:value="8.1198">
            <text:p>8,1198</text:p>
          </table:table-cell>
          <table:table-cell office:value-type="float" office:value="7.133">
            <text:p>7,133</text:p>
          </table:table-cell>
          <table:table-cell office:value-type="float" office:value="0.1713">
            <text:p>0,1713</text:p>
          </table:table-cell>
          <table:table-cell table:formula="of:=COS([.B44])" office:value-type="float" office:value="-0.26269897927225">
            <text:p>-0,2626989793</text:p>
          </table:table-cell>
          <table:table-cell table:formula="of:=SIN([.B44])" office:value-type="float" office:value="0.964877840086152">
            <text:p>0,9648778401</text:p>
          </table:table-cell>
          <table:table-cell table:formula="of:=1/([.D44]^2)" office:value-type="float" office:value="34.0788769237952">
            <text:p>34,0788769238</text:p>
          </table:table-cell>
          <table:table-cell table:formula="of:=[.F44]*[.F44]*[.G44]" office:value-type="float" office:value="31.7270679416705">
            <text:p>31,7270679417</text:p>
          </table:table-cell>
          <table:table-cell table:formula="of:=[.E44]*[.F44]*[.G44]" office:value-type="float" office:value="-8.63805553129293">
            <text:p>-8,6380555313</text:p>
          </table:table-cell>
          <table:table-cell table:formula="of:=[.F44]*[.G44]" office:value-type="float" office:value="32.8819531587933">
            <text:p>32,8819531588</text:p>
          </table:table-cell>
          <table:table-cell table:formula="of:=[.C44]*[.F44]*[.G44]" office:value-type="float" office:value="234.546971881673">
            <text:p>234,5469718817</text:p>
          </table:table-cell>
          <table:table-cell table:formula="of:=[.E44]*[.E44]*[.G44]" office:value-type="float" office:value="2.35180898212467">
            <text:p>2,3518089821</text:p>
          </table:table-cell>
          <table:table-cell table:formula="of:=[.E44]*[.G44]" office:value-type="float" office:value="-8.95248618262562">
            <text:p>-8,9524861826</text:p>
          </table:table-cell>
          <table:table-cell table:formula="of:=[.C44]*[.E44]*[.G44]" office:value-type="float" office:value="-63.8580839406685">
            <text:p>-63,8580839407</text:p>
          </table:table-cell>
          <table:table-cell table:formula="of:=[.C44]*[.G44]" office:value-type="float" office:value="243.084629097431">
            <text:p>243,0846290974</text:p>
          </table:table-cell>
        </table:table-row>
        <table:table-row table:style-name="ro1">
          <table:table-cell/>
          <table:table-cell office:value-type="float" office:value="8.4318">
            <text:p>8,4318</text:p>
          </table:table-cell>
          <table:table-cell office:value-type="float" office:value="7.2068">
            <text:p>7,2068</text:p>
          </table:table-cell>
          <table:table-cell office:value-type="float" office:value="0.1667">
            <text:p>0,1667</text:p>
          </table:table-cell>
          <table:table-cell table:formula="of:=COS([.B45])" office:value-type="float" office:value="-0.546197778737218">
            <text:p>-0,5461977787</text:p>
          </table:table-cell>
          <table:table-cell table:formula="of:=SIN([.B45])" office:value-type="float" office:value="0.837656246023707">
            <text:p>0,837656246</text:p>
          </table:table-cell>
          <table:table-cell table:formula="of:=1/([.D45]^2)" office:value-type="float" office:value="35.9856043188483">
            <text:p>35,9856043188</text:p>
          </table:table-cell>
          <table:table-cell table:formula="of:=[.F45]*[.F45]*[.G45]" office:value-type="float" office:value="25.249946525483">
            <text:p>25,2499465255</text:p>
          </table:table-cell>
          <table:table-cell table:formula="of:=[.E45]*[.F45]*[.G45]" office:value-type="float" office:value="-16.4643489151062">
            <text:p>-16,4643489151</text:p>
          </table:table-cell>
          <table:table-cell table:formula="of:=[.F45]*[.G45]" office:value-type="float" office:value="30.1435662246209">
            <text:p>30,1435662246</text:p>
          </table:table-cell>
          <table:table-cell table:formula="of:=[.C45]*[.F45]*[.G45]" office:value-type="float" office:value="217.238653067598">
            <text:p>217,2386530676</text:p>
          </table:table-cell>
          <table:table-cell table:formula="of:=[.E45]*[.E45]*[.G45]" office:value-type="float" office:value="10.7356577933653">
            <text:p>10,7356577934</text:p>
          </table:table-cell>
          <table:table-cell table:formula="of:=[.E45]*[.G45]" office:value-type="float" office:value="-19.6552571454714">
            <text:p>-19,6552571455</text:p>
          </table:table-cell>
          <table:table-cell table:formula="of:=[.C45]*[.E45]*[.G45]" office:value-type="float" office:value="-141.651507195983">
            <text:p>-141,651507196</text:p>
          </table:table-cell>
          <table:table-cell table:formula="of:=[.C45]*[.G45]" office:value-type="float" office:value="259.341053205076">
            <text:p>259,3410532051</text:p>
          </table:table-cell>
        </table:table-row>
        <table:table-row table:style-name="ro1">
          <table:table-cell/>
          <table:table-cell office:value-type="float" office:value="8.5624">
            <text:p>8,5624</text:p>
          </table:table-cell>
          <table:table-cell office:value-type="float" office:value="6.9019">
            <text:p>6,9019</text:p>
          </table:table-cell>
          <table:table-cell office:value-type="float" office:value="0.1761">
            <text:p>0,1761</text:p>
          </table:table-cell>
          <table:table-cell table:formula="of:=COS([.B46])" office:value-type="float" office:value="-0.650633505311163">
            <text:p>-0,6506335053</text:p>
          </table:table-cell>
          <table:table-cell table:formula="of:=SIN([.B46])" office:value-type="float" office:value="0.759391889452679">
            <text:p>0,7593918895</text:p>
          </table:table-cell>
          <table:table-cell table:formula="of:=1/([.D46]^2)" office:value-type="float" office:value="32.2464038004322">
            <text:p>32,2464038004</text:p>
          </table:table-cell>
          <table:table-cell table:formula="of:=[.F46]*[.F46]*[.G46]" office:value-type="float" office:value="18.5957285048377">
            <text:p>18,5957285048</text:p>
          </table:table-cell>
          <table:table-cell table:formula="of:=[.E46]*[.F46]*[.G46]" office:value-type="float" office:value="-15.9324904426323">
            <text:p>-15,9324904426</text:p>
          </table:table-cell>
          <table:table-cell table:formula="of:=[.F46]*[.G46]" office:value-type="float" office:value="24.4876575100642">
            <text:p>24,4876575101</text:p>
          </table:table-cell>
          <table:table-cell table:formula="of:=[.C46]*[.F46]*[.G46]" office:value-type="float" office:value="169.011363368712">
            <text:p>169,0113633687</text:p>
          </table:table-cell>
          <table:table-cell table:formula="of:=[.E46]*[.E46]*[.G46]" office:value-type="float" office:value="13.6506752955944">
            <text:p>13,6506752956</text:p>
          </table:table-cell>
          <table:table-cell table:formula="of:=[.E46]*[.G46]" office:value-type="float" office:value="-20.9805907383544">
            <text:p>-20,9805907384</text:p>
          </table:table-cell>
          <table:table-cell table:formula="of:=[.C46]*[.E46]*[.G46]" office:value-type="float" office:value="-144.805939217048">
            <text:p>-144,805939217</text:p>
          </table:table-cell>
          <table:table-cell table:formula="of:=[.C46]*[.G46]" office:value-type="float" office:value="222.561454390203">
            <text:p>222,5614543902</text:p>
          </table:table-cell>
        </table:table-row>
        <table:table-row table:style-name="ro1">
          <table:table-cell/>
          <table:table-cell office:value-type="float" office:value="8.738">
            <text:p>8,738</text:p>
          </table:table-cell>
          <table:table-cell office:value-type="float" office:value="6.393">
            <text:p>6,393</text:p>
          </table:table-cell>
          <table:table-cell office:value-type="float" office:value="0.1742">
            <text:p>0,1742</text:p>
          </table:table-cell>
          <table:table-cell table:formula="of:=COS([.B47])" office:value-type="float" office:value="-0.77329295586533">
            <text:p>-0,7732929559</text:p>
          </table:table-cell>
          <table:table-cell table:formula="of:=SIN([.B47])" office:value-type="float" office:value="0.634048897490613">
            <text:p>0,6340488975</text:p>
          </table:table-cell>
          <table:table-cell table:formula="of:=1/([.D47]^2)" office:value-type="float" office:value="32.9536631951081">
            <text:p>32,9536631951</text:p>
          </table:table-cell>
          <table:table-cell table:formula="of:=[.F47]*[.F47]*[.G47]" office:value-type="float" office:value="13.2479659156657">
            <text:p>13,2479659157</text:p>
          </table:table-cell>
          <table:table-cell table:formula="of:=[.E47]*[.F47]*[.G47]" office:value-type="float" office:value="-16.1573638289939">
            <text:p>-16,157363829</text:p>
          </table:table-cell>
          <table:table-cell table:formula="of:=[.F47]*[.G47]" office:value-type="float" office:value="20.8942338171353">
            <text:p>20,8942338171</text:p>
          </table:table-cell>
          <table:table-cell table:formula="of:=[.C47]*[.F47]*[.G47]" office:value-type="float" office:value="133.576836792946">
            <text:p>133,5768367929</text:p>
          </table:table-cell>
          <table:table-cell table:formula="of:=[.E47]*[.E47]*[.G47]" office:value-type="float" office:value="19.7056972794424">
            <text:p>19,7056972794</text:p>
          </table:table-cell>
          <table:table-cell table:formula="of:=[.E47]*[.G47]" office:value-type="float" office:value="-25.4828356187356">
            <text:p>-25,4828356187</text:p>
          </table:table-cell>
          <table:table-cell table:formula="of:=[.C47]*[.E47]*[.G47]" office:value-type="float" office:value="-162.911768110577">
            <text:p>-162,9117681106</text:p>
          </table:table-cell>
          <table:table-cell table:formula="of:=[.C47]*[.G47]" office:value-type="float" office:value="210.672768806326">
            <text:p>210,6727688063</text:p>
          </table:table-cell>
        </table:table-row>
        <table:table-row table:style-name="ro1">
          <table:table-cell/>
          <table:table-cell office:value-type="float" office:value="9.0072">
            <text:p>9,0072</text:p>
          </table:table-cell>
          <table:table-cell office:value-type="float" office:value="5.7218">
            <text:p>5,7218</text:p>
          </table:table-cell>
          <table:table-cell office:value-type="float" office:value="0.1772">
            <text:p>0,1772</text:p>
          </table:table-cell>
          <table:table-cell table:formula="of:=COS([.B48])" office:value-type="float" office:value="-0.914073872947052">
            <text:p>-0,9140738729</text:p>
          </table:table-cell>
          <table:table-cell table:formula="of:=SIN([.B48])" office:value-type="float" office:value="0.405547721970641">
            <text:p>0,405547722</text:p>
          </table:table-cell>
          <table:table-cell table:formula="of:=1/([.D48]^2)" office:value-type="float" office:value="31.8472960371773">
            <text:p>31,8472960372</text:p>
          </table:table-cell>
          <table:table-cell table:formula="of:=[.F48]*[.F48]*[.G48]" office:value-type="float" office:value="5.23789149229985">
            <text:p>5,2378914923</text:p>
          </table:table-cell>
          <table:table-cell table:formula="of:=[.E48]*[.F48]*[.G48]" office:value-type="float" office:value="-11.8058110132586">
            <text:p>-11,8058110133</text:p>
          </table:table-cell>
          <table:table-cell table:formula="of:=[.F48]*[.G48]" office:value-type="float" office:value="12.9155983588019">
            <text:p>12,9155983588</text:p>
          </table:table-cell>
          <table:table-cell table:formula="of:=[.C48]*[.F48]*[.G48]" office:value-type="float" office:value="73.9004706893925">
            <text:p>73,9004706894</text:p>
          </table:table-cell>
          <table:table-cell table:formula="of:=[.E48]*[.E48]*[.G48]" office:value-type="float" office:value="26.6094045448774">
            <text:p>26,6094045449</text:p>
          </table:table-cell>
          <table:table-cell table:formula="of:=[.E48]*[.G48]" office:value-type="float" office:value="-29.1107812315939">
            <text:p>-29,1107812316</text:p>
          </table:table-cell>
          <table:table-cell table:formula="of:=[.C48]*[.E48]*[.G48]" office:value-type="float" office:value="-166.566068050934">
            <text:p>-166,5660680509</text:p>
          </table:table-cell>
          <table:table-cell table:formula="of:=[.C48]*[.G48]" office:value-type="float" office:value="182.223858465521">
            <text:p>182,2238584655</text:p>
          </table:table-cell>
        </table:table-row>
        <table:table-row table:style-name="ro1">
          <table:table-cell/>
          <table:table-cell office:value-type="float" office:value="9.0282">
            <text:p>9,0282</text:p>
          </table:table-cell>
          <table:table-cell office:value-type="float" office:value="5.5603">
            <text:p>5,5603</text:p>
          </table:table-cell>
          <table:table-cell office:value-type="float" office:value="0.1779">
            <text:p>0,1779</text:p>
          </table:table-cell>
          <table:table-cell table:formula="of:=COS([.B49])" office:value-type="float" office:value="-0.922388203277319">
            <text:p>-0,9223882033</text:p>
          </table:table-cell>
          <table:table-cell table:formula="of:=SIN([.B49])" office:value-type="float" office:value="0.386264161494228">
            <text:p>0,3862641615</text:p>
          </table:table-cell>
          <table:table-cell table:formula="of:=1/([.D49]^2)" office:value-type="float" office:value="31.5971639649512">
            <text:p>31,597163965</text:p>
          </table:table-cell>
          <table:table-cell table:formula="of:=[.F49]*[.F49]*[.G49]" office:value-type="float" office:value="4.71429694113667">
            <text:p>4,7142969411</text:p>
          </table:table-cell>
          <table:table-cell table:formula="of:=[.E49]*[.F49]*[.G49]" office:value-type="float" office:value="-11.257611548608">
            <text:p>-11,2576115486</text:p>
          </table:table-cell>
          <table:table-cell table:formula="of:=[.F49]*[.G49]" office:value-type="float" office:value="12.2048520445175">
            <text:p>12,2048520445</text:p>
          </table:table-cell>
          <table:table-cell table:formula="of:=[.C49]*[.F49]*[.G49]" office:value-type="float" office:value="67.8626388231307">
            <text:p>67,8626388231</text:p>
          </table:table-cell>
          <table:table-cell table:formula="of:=[.E49]*[.E49]*[.G49]" office:value-type="float" office:value="26.8828670238145">
            <text:p>26,8828670238</text:p>
          </table:table-cell>
          <table:table-cell table:formula="of:=[.E49]*[.G49]" office:value-type="float" office:value="-29.1448512982901">
            <text:p>-29,1448512983</text:p>
          </table:table-cell>
          <table:table-cell table:formula="of:=[.C49]*[.E49]*[.G49]" office:value-type="float" office:value="-162.054116673883">
            <text:p>-162,0541166739</text:p>
          </table:table-cell>
          <table:table-cell table:formula="of:=[.C49]*[.G49]" office:value-type="float" office:value="175.689710794318">
            <text:p>175,6897107943</text:p>
          </table:table-cell>
        </table:table-row>
        <table:table-row table:style-name="ro1">
          <table:table-cell/>
          <table:table-cell office:value-type="float" office:value="9.3477">
            <text:p>9,3477</text:p>
          </table:table-cell>
          <table:table-cell office:value-type="float" office:value="4.9771">
            <text:p>4,9771</text:p>
          </table:table-cell>
          <table:table-cell office:value-type="float" office:value="0.1808">
            <text:p>0,1808</text:p>
          </table:table-cell>
          <table:table-cell table:formula="of:=COS([.B50])" office:value-type="float" office:value="-0.99703096434161">
            <text:p>-0,9970309643</text:p>
          </table:table-cell>
          <table:table-cell table:formula="of:=SIN([.B50])" office:value-type="float" office:value="0.0770016632550179">
            <text:p>0,0770016633</text:p>
          </table:table-cell>
          <table:table-cell table:formula="of:=1/([.D50]^2)" office:value-type="float" office:value="30.5916673192889">
            <text:p>30,5916673193</text:p>
          </table:table-cell>
          <table:table-cell table:formula="of:=[.F50]*[.F50]*[.G50]" office:value-type="float" office:value="0.181385831409296">
            <text:p>0,1813858314</text:p>
          </table:table-cell>
          <table:table-cell table:formula="of:=[.E50]*[.F50]*[.G50]" office:value-type="float" office:value="-2.34861537742342">
            <text:p>-2,3486153774</text:p>
          </table:table-cell>
          <table:table-cell table:formula="of:=[.F50]*[.G50]" office:value-type="float" office:value="2.35560926532942">
            <text:p>2,3556092653</text:p>
          </table:table-cell>
          <table:table-cell table:formula="of:=[.C50]*[.F50]*[.G50]" office:value-type="float" office:value="11.7241028744711">
            <text:p>11,7241028745</text:p>
          </table:table-cell>
          <table:table-cell table:formula="of:=[.E50]*[.E50]*[.G50]" office:value-type="float" office:value="30.4102814878796">
            <text:p>30,4102814879</text:p>
          </table:table-cell>
          <table:table-cell table:formula="of:=[.E50]*[.G50]" office:value-type="float" office:value="-30.5008395681683">
            <text:p>-30,5008395682</text:p>
          </table:table-cell>
          <table:table-cell table:formula="of:=[.C50]*[.E50]*[.G50]" office:value-type="float" office:value="-151.805728614731">
            <text:p>-151,8057286147</text:p>
          </table:table-cell>
          <table:table-cell table:formula="of:=[.C50]*[.G50]" office:value-type="float" office:value="152.257787414833">
            <text:p>152,2577874148</text:p>
          </table:table-cell>
        </table:table-row>
        <table:table-row table:style-name="ro1">
          <table:table-cell/>
          <table:table-cell office:value-type="float" office:value="9.5572">
            <text:p>9,5572</text:p>
          </table:table-cell>
          <table:table-cell office:value-type="float" office:value="4.4602">
            <text:p>4,4602</text:p>
          </table:table-cell>
          <table:table-cell office:value-type="float" office:value="0.1868">
            <text:p>0,1868</text:p>
          </table:table-cell>
          <table:table-cell table:formula="of:=COS([.B51])" office:value-type="float" office:value="-0.991245006657243">
            <text:p>-0,9912450067</text:p>
          </table:table-cell>
          <table:table-cell table:formula="of:=SIN([.B51])" office:value-type="float" office:value="-0.132035361843269">
            <text:p>-0,1320353618</text:p>
          </table:table-cell>
          <table:table-cell table:formula="of:=1/([.D51]^2)" office:value-type="float" office:value="28.6580249347743">
            <text:p>28,6580249348</text:p>
          </table:table-cell>
          <table:table-cell table:formula="of:=[.F51]*[.F51]*[.G51]" office:value-type="float" office:value="0.499605000053959">
            <text:p>0,4996050001</text:p>
          </table:table-cell>
          <table:table-cell table:formula="of:=[.E51]*[.F51]*[.G51]" office:value-type="float" office:value="3.75074491174825">
            <text:p>3,7507449117</text:p>
          </table:table-cell>
          <table:table-cell table:formula="of:=[.F51]*[.G51]" office:value-type="float" office:value="-3.78387269197634">
            <text:p>-3,783872692</text:p>
          </table:table-cell>
          <table:table-cell table:formula="of:=[.C51]*[.F51]*[.G51]" office:value-type="float" office:value="-16.8768289807529">
            <text:p>-16,8768289808</text:p>
          </table:table-cell>
          <table:table-cell table:formula="of:=[.E51]*[.E51]*[.G51]" office:value-type="float" office:value="28.1584199347204">
            <text:p>28,1584199347</text:p>
          </table:table-cell>
          <table:table-cell table:formula="of:=[.E51]*[.G51]" office:value-type="float" office:value="-28.4071241172538">
            <text:p>-28,4071241173</text:p>
          </table:table-cell>
          <table:table-cell table:formula="of:=[.C51]*[.E51]*[.G51]" office:value-type="float" office:value="-126.701454987775">
            <text:p>-126,7014549878</text:p>
          </table:table-cell>
          <table:table-cell table:formula="of:=[.C51]*[.G51]" office:value-type="float" office:value="127.82052281408">
            <text:p>127,8205228141</text:p>
          </table:table-cell>
        </table:table-row>
        <table:table-row table:style-name="ro1">
          <table:table-cell/>
          <table:table-cell office:value-type="float" office:value="9.7904">
            <text:p>9,7904</text:p>
          </table:table-cell>
          <table:table-cell office:value-type="float" office:value="3.9186">
            <text:p>3,9186</text:p>
          </table:table-cell>
          <table:table-cell office:value-type="float" office:value="0.1943">
            <text:p>0,1943</text:p>
          </table:table-cell>
          <table:table-cell table:formula="of:=COS([.B52])" office:value-type="float" office:value="-0.933901543992928">
            <text:p>-0,933901544</text:p>
          </table:table-cell>
          <table:table-cell table:formula="of:=SIN([.B52])" office:value-type="float" office:value="-0.357530287007445">
            <text:p>-0,357530287</text:p>
          </table:table-cell>
          <table:table-cell table:formula="of:=1/([.D52]^2)" office:value-type="float" office:value="26.4883190486243">
            <text:p>26,4883190486</text:p>
          </table:table-cell>
          <table:table-cell table:formula="of:=[.F52]*[.F52]*[.G52]" office:value-type="float" office:value="3.38594636082616">
            <text:p>3,3859463608</text:p>
          </table:table-cell>
          <table:table-cell table:formula="of:=[.E52]*[.F52]*[.G52]" office:value-type="float" office:value="8.84439905978354">
            <text:p>8,8443990598</text:p>
          </table:table-cell>
          <table:table-cell table:formula="of:=[.F52]*[.G52]" office:value-type="float" office:value="-9.47037631179943">
            <text:p>-9,4703763118</text:p>
          </table:table-cell>
          <table:table-cell table:formula="of:=[.C52]*[.F52]*[.G52]" office:value-type="float" office:value="-37.1106166154172">
            <text:p>-37,1106166154</text:p>
          </table:table-cell>
          <table:table-cell table:formula="of:=[.E52]*[.E52]*[.G52]" office:value-type="float" office:value="23.1023726877982">
            <text:p>23,1023726878</text:p>
          </table:table-cell>
          <table:table-cell table:formula="of:=[.E52]*[.G52]" office:value-type="float" office:value="-24.7374820572875">
            <text:p>-24,7374820573</text:p>
          </table:table-cell>
          <table:table-cell table:formula="of:=[.C52]*[.E52]*[.G52]" office:value-type="float" office:value="-96.936297189687">
            <text:p>-96,9362971897</text:p>
          </table:table-cell>
          <table:table-cell table:formula="of:=[.C52]*[.G52]" office:value-type="float" office:value="103.797127023939">
            <text:p>103,7971270239</text:p>
          </table:table-cell>
        </table:table-row>
        <table:table-row table:style-name="ro1">
          <table:table-cell table:number-columns-repeated="4"/>
          <table:table-cell table:style-name="ce1" table:formula="of:=SUM([.E3:.E52])" office:value-type="float" office:value="-1.77644781258019">
            <text:p>-1,7764478126</text:p>
          </table:table-cell>
          <table:table-cell table:style-name="ce1" table:formula="of:=SUM([.F3:.F52])" office:value-type="float" office:value="9.82960674938616">
            <text:p>9,8296067494</text:p>
          </table:table-cell>
          <table:table-cell table:style-name="ce1" table:formula="of:=SUM([.G3:.G52])" office:value-type="float" office:value="5917.93986835874">
            <text:p>5917,9398683587</text:p>
          </table:table-cell>
          <table:table-cell table:style-name="ce1" table:formula="of:=SUM([.H3:.H52])" office:value-type="float" office:value="2672.24236702919">
            <text:p>2672,2423670292</text:p>
          </table:table-cell>
          <table:table-cell table:style-name="ce1" table:formula="of:=SUM([.I3:.I52])" office:value-type="float" office:value="460.213049404807">
            <text:p>460,2130494048</text:p>
          </table:table-cell>
          <table:table-cell table:style-name="ce1" table:formula="of:=SUM([.J3:.J52])" office:value-type="float" office:value="1796.1542690757">
            <text:p>1796,1542690757</text:p>
          </table:table-cell>
          <table:table-cell table:style-name="ce1" table:formula="of:=SUM([.K3:.K52])" office:value-type="float" office:value="15722.0824081511">
            <text:p>15722,0824081511</text:p>
          </table:table-cell>
          <table:table-cell table:style-name="ce1" table:formula="of:=SUM([.L3:.L52])" office:value-type="float" office:value="3245.69750132955">
            <text:p>3245,6975013296</text:p>
          </table:table-cell>
          <table:table-cell table:style-name="ce1" table:formula="of:=SUM([.M3:.M52])" office:value-type="float" office:value="1061.54770225921">
            <text:p>1061,5477022592</text:p>
          </table:table-cell>
          <table:table-cell table:style-name="ce1" table:formula="of:=SUM([.N3:.N52])" office:value-type="float" office:value="7278.68077146583">
            <text:p>7278,6807714658</text:p>
          </table:table-cell>
          <table:table-cell table:style-name="ce1" table:formula="of:=SUM([.O3:.O52])" office:value-type="float" office:value="34377.1547957586">
            <text:p>34377,1547957586</text:p>
          </table:table-cell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09:33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7T09:33:14</meta:creation-date>
    <meta:editing-duration>PT19S</meta:editing-duration>
    <meta:editing-cycles>2</meta:editing-cycles>
    <meta:generator>LibreOffice/3.4$Linux LibreOffice_project/340m1$Build-402</meta:generator>
    <dc:date>2012-01-17T09:33:27</dc:date>
    <meta:document-statistic meta:table-count="3" meta:cell-count="725" meta:object-count="0"/>
  </office:meta>
</office:document-meta>
</file>